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.2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20033" number:language="es" number:country="AR" number:automatic-order="true">
      <number:day number:style="long"/>
      <number:text>/</number:text>
      <number:month number:textual="true"/>
    </number:date-style>
    <style:style style:name="ce19" style:family="table-cell" style:parent-style-name="Default" style:data-style-name="N20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20033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20107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20107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 style:data-style-name="N20033">
      <style:table-cell-properties fo:border="none"/>
      <style:text-properties fo:font-size="8pt" style:font-size-asian="8pt" style:font-size-complex="8pt"/>
    </style:style>
  </office:automatic-styles>
  <office:body>
    <office:spreadsheet>
      <table:table table:name="PaginasPares" table:style-name="ta1">
        <table:table-column table:style-name="co1" table:number-columns-repeated="6" table:default-cell-style-name="ce30"/>
        <table:table-column table:style-name="co1" table:default-cell-style-name="ce5"/>
        <table:table-column table:style-name="co2" table:default-cell-style-name="ce5"/>
        <table:table-column table:style-name="co1" table:number-columns-repeated="6" table:default-cell-style-name="ce30"/>
        <table:table-column table:style-name="co1" table:default-cell-style-name="ce5"/>
        <table:table-row table:style-name="ro1">
          <table:table-cell table:style-name="ce19" table:formula="of:=[.A2]" office:value-type="date" office:date-value="2021-03-05" calcext:value-type="date">
            <text:p>vie</text:p>
          </table:table-cell>
          <table:table-cell table:style-name="ce19" table:formula="of:=[.B2]" office:value-type="date" office:date-value="2021-03-06" calcext:value-type="date">
            <text:p>sáb</text:p>
          </table:table-cell>
          <table:table-cell table:style-name="ce19" table:formula="of:=[.C2]" office:value-type="date" office:date-value="2021-03-07" calcext:value-type="date">
            <text:p>dom</text:p>
          </table:table-cell>
          <table:table-cell table:style-name="ce19" table:formula="of:=[.D2]" office:value-type="date" office:date-value="2021-03-08" calcext:value-type="date">
            <text:p>lun</text:p>
          </table:table-cell>
          <table:table-cell table:style-name="ce19" table:formula="of:=[.E2]" office:value-type="date" office:date-value="2021-03-09" calcext:value-type="date">
            <text:p>mar</text:p>
          </table:table-cell>
          <table:table-cell table:style-name="ce4" table:formula="of:=[.F2]" office:value-type="date" office:date-value="2021-03-10" calcext:value-type="date">
            <text:p>mié</text:p>
          </table:table-cell>
          <table:table-cell table:style-name="ce4" table:formula="of:=[.G2]" office:value-type="date" office:date-value="2021-03-11" calcext:value-type="date">
            <text:p>jue</text:p>
          </table:table-cell>
          <table:table-cell table:style-name="ce6"/>
          <table:table-cell table:style-name="ce19" table:formula="of:=[.I2]" office:value-type="date" office:date-value="2021-01-01" calcext:value-type="date">
            <text:p>vie</text:p>
          </table:table-cell>
          <table:table-cell table:style-name="ce19" table:formula="of:=[.J2]" office:value-type="date" office:date-value="2021-01-02" calcext:value-type="date">
            <text:p>sáb</text:p>
          </table:table-cell>
          <table:table-cell table:style-name="ce19" table:formula="of:=[.K2]" office:value-type="date" office:date-value="2021-01-03" calcext:value-type="date">
            <text:p>dom</text:p>
          </table:table-cell>
          <table:table-cell table:style-name="ce19" table:formula="of:=[.L2]" office:value-type="date" office:date-value="2021-01-04" calcext:value-type="date">
            <text:p>lun</text:p>
          </table:table-cell>
          <table:table-cell table:style-name="ce19" table:formula="of:=[.M2]" office:value-type="date" office:date-value="2021-01-05" calcext:value-type="date">
            <text:p>mar</text:p>
          </table:table-cell>
          <table:table-cell table:style-name="ce4" table:formula="of:=[.N2]" office:value-type="date" office:date-value="2021-01-06" calcext:value-type="date">
            <text:p>mié</text:p>
          </table:table-cell>
          <table:table-cell table:style-name="ce4" table:formula="of:=[.O2]" office:value-type="date" office:date-value="2021-01-07" calcext:value-type="date">
            <text:p>jue</text:p>
          </table:table-cell>
        </table:table-row>
        <table:table-row table:style-name="ro2">
          <table:table-cell table:style-name="ce27" table:formula="of:=[.O12]+1" office:value-type="date" office:date-value="2021-03-05" calcext:value-type="date">
            <text:p>05/mar</text:p>
          </table:table-cell>
          <table:table-cell table:style-name="ce27" table:formula="of:=[.A2]+1" office:value-type="date" office:date-value="2021-03-06" calcext:value-type="date">
            <text:p>06/mar</text:p>
          </table:table-cell>
          <table:table-cell table:style-name="ce27" table:formula="of:=[.B2]+1" office:value-type="date" office:date-value="2021-03-07" calcext:value-type="date">
            <text:p>07/mar</text:p>
          </table:table-cell>
          <table:table-cell table:style-name="ce27" table:formula="of:=[.C2]+1" office:value-type="date" office:date-value="2021-03-08" calcext:value-type="date">
            <text:p>08/mar</text:p>
          </table:table-cell>
          <table:table-cell table:style-name="ce27" table:formula="of:=[.D2]+1" office:value-type="date" office:date-value="2021-03-09" calcext:value-type="date">
            <text:p>09/mar</text:p>
          </table:table-cell>
          <table:table-cell table:style-name="ce27" table:formula="of:=[.E2]+1" office:value-type="date" office:date-value="2021-03-10" calcext:value-type="date">
            <text:p>10/mar</text:p>
          </table:table-cell>
          <table:table-cell table:style-name="ce27" table:formula="of:=[.F2]+1" office:value-type="date" office:date-value="2021-03-11" calcext:value-type="date">
            <text:p>11/mar</text:p>
          </table:table-cell>
          <table:table-cell table:style-name="ce7"/>
          <table:table-cell table:style-name="ce27" office:value-type="date" office:date-value="2021-01-01" calcext:value-type="date">
            <text:p>01/ene</text:p>
          </table:table-cell>
          <table:table-cell table:style-name="ce27" table:formula="of:=[.I2]+1" office:value-type="date" office:date-value="2021-01-02" calcext:value-type="date">
            <text:p>02/ene</text:p>
          </table:table-cell>
          <table:table-cell table:style-name="ce27" table:formula="of:=[.J2]+1" office:value-type="date" office:date-value="2021-01-03" calcext:value-type="date">
            <text:p>03/ene</text:p>
          </table:table-cell>
          <table:table-cell table:style-name="ce27" table:formula="of:=[.K2]+1" office:value-type="date" office:date-value="2021-01-04" calcext:value-type="date">
            <text:p>04/ene</text:p>
          </table:table-cell>
          <table:table-cell table:style-name="ce27" table:formula="of:=[.L2]+1" office:value-type="date" office:date-value="2021-01-05" calcext:value-type="date">
            <text:p>05/ene</text:p>
          </table:table-cell>
          <table:table-cell table:style-name="ce27" table:formula="of:=[.M2]+1" office:value-type="date" office:date-value="2021-01-06" calcext:value-type="date">
            <text:p>06/ene</text:p>
          </table:table-cell>
          <table:table-cell table:style-name="ce27" table:formula="of:=[.N2]+1" office:value-type="date" office:date-value="2021-01-07" calcext:value-type="date">
            <text:p>07/ene</text:p>
          </table:table-cell>
        </table:table-row>
        <table:table-row table:style-name="ro2">
          <table:table-cell table:style-name="ce27" table:formula="of:=[.A2]+7" office:value-type="date" office:date-value="2021-03-12" calcext:value-type="date">
            <text:p>12/mar</text:p>
          </table:table-cell>
          <table:table-cell table:style-name="ce27" table:formula="of:=[.B2]+7" office:value-type="date" office:date-value="2021-03-13" calcext:value-type="date">
            <text:p>13/mar</text:p>
          </table:table-cell>
          <table:table-cell table:style-name="ce27" table:formula="of:=[.C2]+7" office:value-type="date" office:date-value="2021-03-14" calcext:value-type="date">
            <text:p>14/mar</text:p>
          </table:table-cell>
          <table:table-cell table:style-name="ce27" table:formula="of:=[.D2]+7" office:value-type="date" office:date-value="2021-03-15" calcext:value-type="date">
            <text:p>15/mar</text:p>
          </table:table-cell>
          <table:table-cell table:style-name="ce27" table:formula="of:=[.E2]+7" office:value-type="date" office:date-value="2021-03-16" calcext:value-type="date">
            <text:p>16/mar</text:p>
          </table:table-cell>
          <table:table-cell table:style-name="ce27" table:formula="of:=[.F2]+7" office:value-type="date" office:date-value="2021-03-17" calcext:value-type="date">
            <text:p>17/mar</text:p>
          </table:table-cell>
          <table:table-cell table:style-name="ce27" table:formula="of:=[.G2]+7" office:value-type="date" office:date-value="2021-03-18" calcext:value-type="date">
            <text:p>18/mar</text:p>
          </table:table-cell>
          <table:table-cell table:style-name="ce7"/>
          <table:table-cell table:style-name="ce27" table:formula="of:=[.I2]+7" office:value-type="date" office:date-value="2021-01-08" calcext:value-type="date">
            <text:p>08/ene</text:p>
          </table:table-cell>
          <table:table-cell table:style-name="ce27" table:formula="of:=[.J2]+7" office:value-type="date" office:date-value="2021-01-09" calcext:value-type="date">
            <text:p>09/ene</text:p>
          </table:table-cell>
          <table:table-cell table:style-name="ce27" table:formula="of:=[.K2]+7" office:value-type="date" office:date-value="2021-01-10" calcext:value-type="date">
            <text:p>10/ene</text:p>
          </table:table-cell>
          <table:table-cell table:style-name="ce27" table:formula="of:=[.L2]+7" office:value-type="date" office:date-value="2021-01-11" calcext:value-type="date">
            <text:p>11/ene</text:p>
          </table:table-cell>
          <table:table-cell table:style-name="ce27" table:formula="of:=[.M2]+7" office:value-type="date" office:date-value="2021-01-12" calcext:value-type="date">
            <text:p>12/ene</text:p>
          </table:table-cell>
          <table:table-cell table:style-name="ce27" table:formula="of:=[.N2]+7" office:value-type="date" office:date-value="2021-01-13" calcext:value-type="date">
            <text:p>13/ene</text:p>
          </table:table-cell>
          <table:table-cell table:style-name="ce27" table:formula="of:=[.O2]+7" office:value-type="date" office:date-value="2021-01-14" calcext:value-type="date">
            <text:p>14/ene</text:p>
          </table:table-cell>
        </table:table-row>
        <table:table-row table:style-name="ro2">
          <table:table-cell table:style-name="ce27" table:formula="of:=[.A3]+7" office:value-type="date" office:date-value="2021-03-19" calcext:value-type="date">
            <text:p>19/mar</text:p>
          </table:table-cell>
          <table:table-cell table:style-name="ce27" table:formula="of:=[.B3]+7" office:value-type="date" office:date-value="2021-03-20" calcext:value-type="date">
            <text:p>20/mar</text:p>
          </table:table-cell>
          <table:table-cell table:style-name="ce27" table:formula="of:=[.C3]+7" office:value-type="date" office:date-value="2021-03-21" calcext:value-type="date">
            <text:p>21/mar</text:p>
          </table:table-cell>
          <table:table-cell table:style-name="ce27" table:formula="of:=[.D3]+7" office:value-type="date" office:date-value="2021-03-22" calcext:value-type="date">
            <text:p>22/mar</text:p>
          </table:table-cell>
          <table:table-cell table:style-name="ce27" table:formula="of:=[.E3]+7" office:value-type="date" office:date-value="2021-03-23" calcext:value-type="date">
            <text:p>23/mar</text:p>
          </table:table-cell>
          <table:table-cell table:style-name="ce27" table:formula="of:=[.F3]+7" office:value-type="date" office:date-value="2021-03-24" calcext:value-type="date">
            <text:p>24/mar</text:p>
          </table:table-cell>
          <table:table-cell table:style-name="ce27" table:formula="of:=[.G3]+7" office:value-type="date" office:date-value="2021-03-25" calcext:value-type="date">
            <text:p>25/mar</text:p>
          </table:table-cell>
          <table:table-cell table:style-name="ce7"/>
          <table:table-cell table:style-name="ce27" table:formula="of:=[.I3]+7" office:value-type="date" office:date-value="2021-01-15" calcext:value-type="date">
            <text:p>15/ene</text:p>
          </table:table-cell>
          <table:table-cell table:style-name="ce27" table:formula="of:=[.J3]+7" office:value-type="date" office:date-value="2021-01-16" calcext:value-type="date">
            <text:p>16/ene</text:p>
          </table:table-cell>
          <table:table-cell table:style-name="ce27" table:formula="of:=[.K3]+7" office:value-type="date" office:date-value="2021-01-17" calcext:value-type="date">
            <text:p>17/ene</text:p>
          </table:table-cell>
          <table:table-cell table:style-name="ce27" table:formula="of:=[.L3]+7" office:value-type="date" office:date-value="2021-01-18" calcext:value-type="date">
            <text:p>18/ene</text:p>
          </table:table-cell>
          <table:table-cell table:style-name="ce27" table:formula="of:=[.M3]+7" office:value-type="date" office:date-value="2021-01-19" calcext:value-type="date">
            <text:p>19/ene</text:p>
          </table:table-cell>
          <table:table-cell table:style-name="ce27" table:formula="of:=[.N3]+7" office:value-type="date" office:date-value="2021-01-20" calcext:value-type="date">
            <text:p>20/ene</text:p>
          </table:table-cell>
          <table:table-cell table:style-name="ce27" table:formula="of:=[.O3]+7" office:value-type="date" office:date-value="2021-01-21" calcext:value-type="date">
            <text:p>21/ene</text:p>
          </table:table-cell>
        </table:table-row>
        <table:table-row table:style-name="ro1">
          <table:table-cell table:style-name="ce19" table:formula="of:=[.A6]" office:value-type="date" office:date-value="2021-05-28" calcext:value-type="date">
            <text:p>vie</text:p>
          </table:table-cell>
          <table:table-cell table:style-name="ce19" table:formula="of:=[.B6]" office:value-type="date" office:date-value="2021-05-29" calcext:value-type="date">
            <text:p>sáb</text:p>
          </table:table-cell>
          <table:table-cell table:style-name="ce19" table:formula="of:=[.C6]" office:value-type="date" office:date-value="2021-05-30" calcext:value-type="date">
            <text:p>dom</text:p>
          </table:table-cell>
          <table:table-cell table:style-name="ce19" table:formula="of:=[.D6]" office:value-type="date" office:date-value="2021-05-31" calcext:value-type="date">
            <text:p>lun</text:p>
          </table:table-cell>
          <table:table-cell table:style-name="ce19" table:formula="of:=[.E6]" office:value-type="date" office:date-value="2021-06-01" calcext:value-type="date">
            <text:p>mar</text:p>
          </table:table-cell>
          <table:table-cell table:style-name="ce4" table:formula="of:=[.F6]" office:value-type="date" office:date-value="2021-06-02" calcext:value-type="date">
            <text:p>mié</text:p>
          </table:table-cell>
          <table:table-cell table:style-name="ce4" table:formula="of:=[.G6]" office:value-type="date" office:date-value="2021-06-03" calcext:value-type="date">
            <text:p>jue</text:p>
          </table:table-cell>
          <table:table-cell table:style-name="ce6"/>
          <table:table-cell table:style-name="ce19" table:formula="of:=[.I6]" office:value-type="date" office:date-value="2021-03-26" calcext:value-type="date">
            <text:p>vie</text:p>
          </table:table-cell>
          <table:table-cell table:style-name="ce19" table:formula="of:=[.J6]" office:value-type="date" office:date-value="2021-03-27" calcext:value-type="date">
            <text:p>sáb</text:p>
          </table:table-cell>
          <table:table-cell table:style-name="ce19" table:formula="of:=[.K6]" office:value-type="date" office:date-value="2021-03-28" calcext:value-type="date">
            <text:p>dom</text:p>
          </table:table-cell>
          <table:table-cell table:style-name="ce19" table:formula="of:=[.L6]" office:value-type="date" office:date-value="2021-03-29" calcext:value-type="date">
            <text:p>lun</text:p>
          </table:table-cell>
          <table:table-cell table:style-name="ce19" table:formula="of:=[.M6]" office:value-type="date" office:date-value="2021-03-30" calcext:value-type="date">
            <text:p>mar</text:p>
          </table:table-cell>
          <table:table-cell table:style-name="ce4" table:formula="of:=[.N6]" office:value-type="date" office:date-value="2021-03-31" calcext:value-type="date">
            <text:p>mié</text:p>
          </table:table-cell>
          <table:table-cell table:style-name="ce4" table:formula="of:=[.O6]" office:value-type="date" office:date-value="2021-04-01" calcext:value-type="date">
            <text:p>jue</text:p>
          </table:table-cell>
        </table:table-row>
        <table:table-row table:style-name="ro2">
          <table:table-cell table:style-name="ce27" table:formula="of:=[.O16]+1" office:value-type="date" office:date-value="2021-05-28" calcext:value-type="date">
            <text:p>28/may</text:p>
          </table:table-cell>
          <table:table-cell table:style-name="ce27" table:formula="of:=[.A6]+1" office:value-type="date" office:date-value="2021-05-29" calcext:value-type="date">
            <text:p>29/may</text:p>
          </table:table-cell>
          <table:table-cell table:style-name="ce27" table:formula="of:=[.B6]+1" office:value-type="date" office:date-value="2021-05-30" calcext:value-type="date">
            <text:p>30/may</text:p>
          </table:table-cell>
          <table:table-cell table:style-name="ce27" table:formula="of:=[.C6]+1" office:value-type="date" office:date-value="2021-05-31" calcext:value-type="date">
            <text:p>31/may</text:p>
          </table:table-cell>
          <table:table-cell table:style-name="ce27" table:formula="of:=[.D6]+1" office:value-type="date" office:date-value="2021-06-01" calcext:value-type="date">
            <text:p>01/jun</text:p>
          </table:table-cell>
          <table:table-cell table:style-name="ce27" table:formula="of:=[.E6]+1" office:value-type="date" office:date-value="2021-06-02" calcext:value-type="date">
            <text:p>02/jun</text:p>
          </table:table-cell>
          <table:table-cell table:style-name="ce27" table:formula="of:=[.F6]+1" office:value-type="date" office:date-value="2021-06-03" calcext:value-type="date">
            <text:p>03/jun</text:p>
          </table:table-cell>
          <table:table-cell table:style-name="ce7"/>
          <table:table-cell table:style-name="ce27" table:formula="of:=[.G4]+1" office:value-type="date" office:date-value="2021-03-26" calcext:value-type="date">
            <text:p>26/mar</text:p>
          </table:table-cell>
          <table:table-cell table:style-name="ce27" table:formula="of:=[.I6]+1" office:value-type="date" office:date-value="2021-03-27" calcext:value-type="date">
            <text:p>27/mar</text:p>
          </table:table-cell>
          <table:table-cell table:style-name="ce27" table:formula="of:=[.J6]+1" office:value-type="date" office:date-value="2021-03-28" calcext:value-type="date">
            <text:p>28/mar</text:p>
          </table:table-cell>
          <table:table-cell table:style-name="ce27" table:formula="of:=[.K6]+1" office:value-type="date" office:date-value="2021-03-29" calcext:value-type="date">
            <text:p>29/mar</text:p>
          </table:table-cell>
          <table:table-cell table:style-name="ce27" table:formula="of:=[.L6]+1" office:value-type="date" office:date-value="2021-03-30" calcext:value-type="date">
            <text:p>30/mar</text:p>
          </table:table-cell>
          <table:table-cell table:style-name="ce27" table:formula="of:=[.M6]+1" office:value-type="date" office:date-value="2021-03-31" calcext:value-type="date">
            <text:p>31/mar</text:p>
          </table:table-cell>
          <table:table-cell table:style-name="ce27" table:formula="of:=[.N6]+1" office:value-type="date" office:date-value="2021-04-01" calcext:value-type="date">
            <text:p>01/abr</text:p>
          </table:table-cell>
        </table:table-row>
        <table:table-row table:style-name="ro2">
          <table:table-cell table:style-name="ce27" table:formula="of:=[.A6]+7" office:value-type="date" office:date-value="2021-06-04" calcext:value-type="date">
            <text:p>04/jun</text:p>
          </table:table-cell>
          <table:table-cell table:style-name="ce27" table:formula="of:=[.B6]+7" office:value-type="date" office:date-value="2021-06-05" calcext:value-type="date">
            <text:p>05/jun</text:p>
          </table:table-cell>
          <table:table-cell table:style-name="ce27" table:formula="of:=[.C6]+7" office:value-type="date" office:date-value="2021-06-06" calcext:value-type="date">
            <text:p>06/jun</text:p>
          </table:table-cell>
          <table:table-cell table:style-name="ce27" table:formula="of:=[.D6]+7" office:value-type="date" office:date-value="2021-06-07" calcext:value-type="date">
            <text:p>07/jun</text:p>
          </table:table-cell>
          <table:table-cell table:style-name="ce27" table:formula="of:=[.E6]+7" office:value-type="date" office:date-value="2021-06-08" calcext:value-type="date">
            <text:p>08/jun</text:p>
          </table:table-cell>
          <table:table-cell table:style-name="ce27" table:formula="of:=[.F6]+7" office:value-type="date" office:date-value="2021-06-09" calcext:value-type="date">
            <text:p>09/jun</text:p>
          </table:table-cell>
          <table:table-cell table:style-name="ce27" table:formula="of:=[.G6]+7" office:value-type="date" office:date-value="2021-06-10" calcext:value-type="date">
            <text:p>10/jun</text:p>
          </table:table-cell>
          <table:table-cell table:style-name="ce7"/>
          <table:table-cell table:style-name="ce27" table:formula="of:=[.I6]+7" office:value-type="date" office:date-value="2021-04-02" calcext:value-type="date">
            <text:p>02/abr</text:p>
          </table:table-cell>
          <table:table-cell table:style-name="ce27" table:formula="of:=[.J6]+7" office:value-type="date" office:date-value="2021-04-03" calcext:value-type="date">
            <text:p>03/abr</text:p>
          </table:table-cell>
          <table:table-cell table:style-name="ce27" table:formula="of:=[.K6]+7" office:value-type="date" office:date-value="2021-04-04" calcext:value-type="date">
            <text:p>04/abr</text:p>
          </table:table-cell>
          <table:table-cell table:style-name="ce27" table:formula="of:=[.L6]+7" office:value-type="date" office:date-value="2021-04-05" calcext:value-type="date">
            <text:p>05/abr</text:p>
          </table:table-cell>
          <table:table-cell table:style-name="ce27" table:formula="of:=[.M6]+7" office:value-type="date" office:date-value="2021-04-06" calcext:value-type="date">
            <text:p>06/abr</text:p>
          </table:table-cell>
          <table:table-cell table:style-name="ce27" table:formula="of:=[.N6]+7" office:value-type="date" office:date-value="2021-04-07" calcext:value-type="date">
            <text:p>07/abr</text:p>
          </table:table-cell>
          <table:table-cell table:style-name="ce27" table:formula="of:=[.O6]+7" office:value-type="date" office:date-value="2021-04-08" calcext:value-type="date">
            <text:p>08/abr</text:p>
          </table:table-cell>
        </table:table-row>
        <table:table-row table:style-name="ro2">
          <table:table-cell table:style-name="ce27" table:formula="of:=[.A7]+7" office:value-type="date" office:date-value="2021-06-11" calcext:value-type="date">
            <text:p>11/jun</text:p>
          </table:table-cell>
          <table:table-cell table:style-name="ce27" table:formula="of:=[.B7]+7" office:value-type="date" office:date-value="2021-06-12" calcext:value-type="date">
            <text:p>12/jun</text:p>
          </table:table-cell>
          <table:table-cell table:style-name="ce27" table:formula="of:=[.C7]+7" office:value-type="date" office:date-value="2021-06-13" calcext:value-type="date">
            <text:p>13/jun</text:p>
          </table:table-cell>
          <table:table-cell table:style-name="ce27" table:formula="of:=[.D7]+7" office:value-type="date" office:date-value="2021-06-14" calcext:value-type="date">
            <text:p>14/jun</text:p>
          </table:table-cell>
          <table:table-cell table:style-name="ce27" table:formula="of:=[.E7]+7" office:value-type="date" office:date-value="2021-06-15" calcext:value-type="date">
            <text:p>15/jun</text:p>
          </table:table-cell>
          <table:table-cell table:style-name="ce27" table:formula="of:=[.F7]+7" office:value-type="date" office:date-value="2021-06-16" calcext:value-type="date">
            <text:p>16/jun</text:p>
          </table:table-cell>
          <table:table-cell table:style-name="ce27" table:formula="of:=[.G7]+7" office:value-type="date" office:date-value="2021-06-17" calcext:value-type="date">
            <text:p>17/jun</text:p>
          </table:table-cell>
          <table:table-cell table:style-name="ce7"/>
          <table:table-cell table:style-name="ce27" table:formula="of:=[.I7]+7" office:value-type="date" office:date-value="2021-04-09" calcext:value-type="date">
            <text:p>09/abr</text:p>
          </table:table-cell>
          <table:table-cell table:style-name="ce27" table:formula="of:=[.J7]+7" office:value-type="date" office:date-value="2021-04-10" calcext:value-type="date">
            <text:p>10/abr</text:p>
          </table:table-cell>
          <table:table-cell table:style-name="ce27" table:formula="of:=[.K7]+7" office:value-type="date" office:date-value="2021-04-11" calcext:value-type="date">
            <text:p>11/abr</text:p>
          </table:table-cell>
          <table:table-cell table:style-name="ce27" table:formula="of:=[.L7]+7" office:value-type="date" office:date-value="2021-04-12" calcext:value-type="date">
            <text:p>12/abr</text:p>
          </table:table-cell>
          <table:table-cell table:style-name="ce27" table:formula="of:=[.M7]+7" office:value-type="date" office:date-value="2021-04-13" calcext:value-type="date">
            <text:p>13/abr</text:p>
          </table:table-cell>
          <table:table-cell table:style-name="ce27" table:formula="of:=[.N7]+7" office:value-type="date" office:date-value="2021-04-14" calcext:value-type="date">
            <text:p>14/abr</text:p>
          </table:table-cell>
          <table:table-cell table:style-name="ce27" table:formula="of:=[.O7]+7" office:value-type="date" office:date-value="2021-04-15" calcext:value-type="date">
            <text:p>15/abr</text:p>
          </table:table-cell>
        </table:table-row>
        <table:table-row table:style-name="ro1">
          <table:table-cell table:style-name="ce19" table:formula="of:=[.A10]" office:value-type="date" office:date-value="2021-01-22" calcext:value-type="date">
            <text:p>vie</text:p>
          </table:table-cell>
          <table:table-cell table:style-name="ce19" table:formula="of:=[.B10]" office:value-type="date" office:date-value="2021-01-23" calcext:value-type="date">
            <text:p>sáb</text:p>
          </table:table-cell>
          <table:table-cell table:style-name="ce19" table:formula="of:=[.C10]" office:value-type="date" office:date-value="2021-01-24" calcext:value-type="date">
            <text:p>dom</text:p>
          </table:table-cell>
          <table:table-cell table:style-name="ce19" table:formula="of:=[.D10]" office:value-type="date" office:date-value="2021-01-25" calcext:value-type="date">
            <text:p>lun</text:p>
          </table:table-cell>
          <table:table-cell table:style-name="ce19" table:formula="of:=[.E10]" office:value-type="date" office:date-value="2021-01-26" calcext:value-type="date">
            <text:p>mar</text:p>
          </table:table-cell>
          <table:table-cell table:style-name="ce4" table:formula="of:=[.F10]" office:value-type="date" office:date-value="2021-01-27" calcext:value-type="date">
            <text:p>mié</text:p>
          </table:table-cell>
          <table:table-cell table:style-name="ce4" table:formula="of:=[.G10]" office:value-type="date" office:date-value="2021-01-28" calcext:value-type="date">
            <text:p>jue</text:p>
          </table:table-cell>
          <table:table-cell table:style-name="ce6"/>
          <table:table-cell table:style-name="ce19" table:formula="of:=[.I10]" office:value-type="date" office:date-value="2021-02-12" calcext:value-type="date">
            <text:p>vie</text:p>
          </table:table-cell>
          <table:table-cell table:style-name="ce19" table:formula="of:=[.J10]" office:value-type="date" office:date-value="2021-02-13" calcext:value-type="date">
            <text:p>sáb</text:p>
          </table:table-cell>
          <table:table-cell table:style-name="ce19" table:formula="of:=[.K10]" office:value-type="date" office:date-value="2021-02-14" calcext:value-type="date">
            <text:p>dom</text:p>
          </table:table-cell>
          <table:table-cell table:style-name="ce19" table:formula="of:=[.L10]" office:value-type="date" office:date-value="2021-02-15" calcext:value-type="date">
            <text:p>lun</text:p>
          </table:table-cell>
          <table:table-cell table:style-name="ce19" table:formula="of:=[.M10]" office:value-type="date" office:date-value="2021-02-16" calcext:value-type="date">
            <text:p>mar</text:p>
          </table:table-cell>
          <table:table-cell table:style-name="ce4" table:formula="of:=[.N10]" office:value-type="date" office:date-value="2021-02-17" calcext:value-type="date">
            <text:p>mié</text:p>
          </table:table-cell>
          <table:table-cell table:style-name="ce4" table:formula="of:=[.O10]" office:value-type="date" office:date-value="2021-02-18" calcext:value-type="date">
            <text:p>jue</text:p>
          </table:table-cell>
        </table:table-row>
        <table:table-row table:style-name="ro2">
          <table:table-cell table:style-name="ce27" table:formula="of:=[.O4]+1" office:value-type="date" office:date-value="2021-01-22" calcext:value-type="date">
            <text:p>22/ene</text:p>
          </table:table-cell>
          <table:table-cell table:style-name="ce27" table:formula="of:=[.A10]+1" office:value-type="date" office:date-value="2021-01-23" calcext:value-type="date">
            <text:p>23/ene</text:p>
          </table:table-cell>
          <table:table-cell table:style-name="ce27" table:formula="of:=[.B10]+1" office:value-type="date" office:date-value="2021-01-24" calcext:value-type="date">
            <text:p>24/ene</text:p>
          </table:table-cell>
          <table:table-cell table:style-name="ce27" table:formula="of:=[.C10]+1" office:value-type="date" office:date-value="2021-01-25" calcext:value-type="date">
            <text:p>25/ene</text:p>
          </table:table-cell>
          <table:table-cell table:style-name="ce27" table:formula="of:=[.D10]+1" office:value-type="date" office:date-value="2021-01-26" calcext:value-type="date">
            <text:p>26/ene</text:p>
          </table:table-cell>
          <table:table-cell table:style-name="ce27" table:formula="of:=[.E10]+1" office:value-type="date" office:date-value="2021-01-27" calcext:value-type="date">
            <text:p>27/ene</text:p>
          </table:table-cell>
          <table:table-cell table:style-name="ce27" table:formula="of:=[.F10]+1" office:value-type="date" office:date-value="2021-01-28" calcext:value-type="date">
            <text:p>28/ene</text:p>
          </table:table-cell>
          <table:table-cell table:style-name="ce7"/>
          <table:table-cell table:style-name="ce27" table:formula="of:=[.G12]+1" office:value-type="date" office:date-value="2021-02-12" calcext:value-type="date">
            <text:p>12/feb</text:p>
          </table:table-cell>
          <table:table-cell table:style-name="ce27" table:formula="of:=[.I10]+1" office:value-type="date" office:date-value="2021-02-13" calcext:value-type="date">
            <text:p>13/feb</text:p>
          </table:table-cell>
          <table:table-cell table:style-name="ce27" table:formula="of:=[.J10]+1" office:value-type="date" office:date-value="2021-02-14" calcext:value-type="date">
            <text:p>14/feb</text:p>
          </table:table-cell>
          <table:table-cell table:style-name="ce27" table:formula="of:=[.K10]+1" office:value-type="date" office:date-value="2021-02-15" calcext:value-type="date">
            <text:p>15/feb</text:p>
          </table:table-cell>
          <table:table-cell table:style-name="ce27" table:formula="of:=[.L10]+1" office:value-type="date" office:date-value="2021-02-16" calcext:value-type="date">
            <text:p>16/feb</text:p>
          </table:table-cell>
          <table:table-cell table:style-name="ce27" table:formula="of:=[.M10]+1" office:value-type="date" office:date-value="2021-02-17" calcext:value-type="date">
            <text:p>17/feb</text:p>
          </table:table-cell>
          <table:table-cell table:style-name="ce27" table:formula="of:=[.N10]+1" office:value-type="date" office:date-value="2021-02-18" calcext:value-type="date">
            <text:p>18/feb</text:p>
          </table:table-cell>
        </table:table-row>
        <table:table-row table:style-name="ro2">
          <table:table-cell table:style-name="ce27" table:formula="of:=[.A10]+7" office:value-type="date" office:date-value="2021-01-29" calcext:value-type="date">
            <text:p>29/ene</text:p>
          </table:table-cell>
          <table:table-cell table:style-name="ce27" table:formula="of:=[.B10]+7" office:value-type="date" office:date-value="2021-01-30" calcext:value-type="date">
            <text:p>30/ene</text:p>
          </table:table-cell>
          <table:table-cell table:style-name="ce27" table:formula="of:=[.C10]+7" office:value-type="date" office:date-value="2021-01-31" calcext:value-type="date">
            <text:p>31/ene</text:p>
          </table:table-cell>
          <table:table-cell table:style-name="ce27" table:formula="of:=[.D10]+7" office:value-type="date" office:date-value="2021-02-01" calcext:value-type="date">
            <text:p>01/feb</text:p>
          </table:table-cell>
          <table:table-cell table:style-name="ce27" table:formula="of:=[.E10]+7" office:value-type="date" office:date-value="2021-02-02" calcext:value-type="date">
            <text:p>02/feb</text:p>
          </table:table-cell>
          <table:table-cell table:style-name="ce27" table:formula="of:=[.F10]+7" office:value-type="date" office:date-value="2021-02-03" calcext:value-type="date">
            <text:p>03/feb</text:p>
          </table:table-cell>
          <table:table-cell table:style-name="ce27" table:formula="of:=[.G10]+7" office:value-type="date" office:date-value="2021-02-04" calcext:value-type="date">
            <text:p>04/feb</text:p>
          </table:table-cell>
          <table:table-cell table:style-name="ce7"/>
          <table:table-cell table:style-name="ce27" table:formula="of:=[.I10]+7" office:value-type="date" office:date-value="2021-02-19" calcext:value-type="date">
            <text:p>19/feb</text:p>
          </table:table-cell>
          <table:table-cell table:style-name="ce27" table:formula="of:=[.J10]+7" office:value-type="date" office:date-value="2021-02-20" calcext:value-type="date">
            <text:p>20/feb</text:p>
          </table:table-cell>
          <table:table-cell table:style-name="ce27" table:formula="of:=[.K10]+7" office:value-type="date" office:date-value="2021-02-21" calcext:value-type="date">
            <text:p>21/feb</text:p>
          </table:table-cell>
          <table:table-cell table:style-name="ce27" table:formula="of:=[.L10]+7" office:value-type="date" office:date-value="2021-02-22" calcext:value-type="date">
            <text:p>22/feb</text:p>
          </table:table-cell>
          <table:table-cell table:style-name="ce27" table:formula="of:=[.M10]+7" office:value-type="date" office:date-value="2021-02-23" calcext:value-type="date">
            <text:p>23/feb</text:p>
          </table:table-cell>
          <table:table-cell table:style-name="ce27" table:formula="of:=[.N10]+7" office:value-type="date" office:date-value="2021-02-24" calcext:value-type="date">
            <text:p>24/feb</text:p>
          </table:table-cell>
          <table:table-cell table:style-name="ce27" table:formula="of:=[.O10]+7" office:value-type="date" office:date-value="2021-02-25" calcext:value-type="date">
            <text:p>25/feb</text:p>
          </table:table-cell>
        </table:table-row>
        <table:table-row table:style-name="ro2">
          <table:table-cell table:style-name="ce27" table:formula="of:=[.A11]+7" office:value-type="date" office:date-value="2021-02-05" calcext:value-type="date">
            <text:p>05/feb</text:p>
          </table:table-cell>
          <table:table-cell table:style-name="ce27" table:formula="of:=[.B11]+7" office:value-type="date" office:date-value="2021-02-06" calcext:value-type="date">
            <text:p>06/feb</text:p>
          </table:table-cell>
          <table:table-cell table:style-name="ce27" table:formula="of:=[.C11]+7" office:value-type="date" office:date-value="2021-02-07" calcext:value-type="date">
            <text:p>07/feb</text:p>
          </table:table-cell>
          <table:table-cell table:style-name="ce27" table:formula="of:=[.D11]+7" office:value-type="date" office:date-value="2021-02-08" calcext:value-type="date">
            <text:p>08/feb</text:p>
          </table:table-cell>
          <table:table-cell table:style-name="ce27" table:formula="of:=[.E11]+7" office:value-type="date" office:date-value="2021-02-09" calcext:value-type="date">
            <text:p>09/feb</text:p>
          </table:table-cell>
          <table:table-cell table:style-name="ce27" table:formula="of:=[.F11]+7" office:value-type="date" office:date-value="2021-02-10" calcext:value-type="date">
            <text:p>10/feb</text:p>
          </table:table-cell>
          <table:table-cell table:style-name="ce27" table:formula="of:=[.G11]+7" office:value-type="date" office:date-value="2021-02-11" calcext:value-type="date">
            <text:p>11/feb</text:p>
          </table:table-cell>
          <table:table-cell table:style-name="ce7"/>
          <table:table-cell table:style-name="ce27" table:formula="of:=[.I11]+7" office:value-type="date" office:date-value="2021-02-26" calcext:value-type="date">
            <text:p>26/feb</text:p>
          </table:table-cell>
          <table:table-cell table:style-name="ce27" table:formula="of:=[.J11]+7" office:value-type="date" office:date-value="2021-02-27" calcext:value-type="date">
            <text:p>27/feb</text:p>
          </table:table-cell>
          <table:table-cell table:style-name="ce27" table:formula="of:=[.K11]+7" office:value-type="date" office:date-value="2021-02-28" calcext:value-type="date">
            <text:p>28/feb</text:p>
          </table:table-cell>
          <table:table-cell table:style-name="ce27" table:formula="of:=[.L11]+7" office:value-type="date" office:date-value="2021-03-01" calcext:value-type="date">
            <text:p>01/mar</text:p>
          </table:table-cell>
          <table:table-cell table:style-name="ce27" table:formula="of:=[.M11]+7" office:value-type="date" office:date-value="2021-03-02" calcext:value-type="date">
            <text:p>02/mar</text:p>
          </table:table-cell>
          <table:table-cell table:style-name="ce27" table:formula="of:=[.N11]+7" office:value-type="date" office:date-value="2021-03-03" calcext:value-type="date">
            <text:p>03/mar</text:p>
          </table:table-cell>
          <table:table-cell table:style-name="ce27" table:formula="of:=[.O11]+7" office:value-type="date" office:date-value="2021-03-04" calcext:value-type="date">
            <text:p>04/mar</text:p>
          </table:table-cell>
        </table:table-row>
        <table:table-row table:style-name="ro1">
          <table:table-cell table:style-name="ce19" table:formula="of:=[.A14]" office:value-type="date" office:date-value="2021-04-16" calcext:value-type="date">
            <text:p>vie</text:p>
          </table:table-cell>
          <table:table-cell table:style-name="ce19" table:formula="of:=[.B14]" office:value-type="date" office:date-value="2021-04-17" calcext:value-type="date">
            <text:p>sáb</text:p>
          </table:table-cell>
          <table:table-cell table:style-name="ce19" table:formula="of:=[.C14]" office:value-type="date" office:date-value="2021-04-18" calcext:value-type="date">
            <text:p>dom</text:p>
          </table:table-cell>
          <table:table-cell table:style-name="ce19" table:formula="of:=[.D14]" office:value-type="date" office:date-value="2021-04-19" calcext:value-type="date">
            <text:p>lun</text:p>
          </table:table-cell>
          <table:table-cell table:style-name="ce19" table:formula="of:=[.E14]" office:value-type="date" office:date-value="2021-04-20" calcext:value-type="date">
            <text:p>mar</text:p>
          </table:table-cell>
          <table:table-cell table:style-name="ce4" table:formula="of:=[.F14]" office:value-type="date" office:date-value="2021-04-21" calcext:value-type="date">
            <text:p>mié</text:p>
          </table:table-cell>
          <table:table-cell table:style-name="ce4" table:formula="of:=[.G14]" office:value-type="date" office:date-value="2021-04-22" calcext:value-type="date">
            <text:p>jue</text:p>
          </table:table-cell>
          <table:table-cell table:style-name="ce6"/>
          <table:table-cell table:style-name="ce19" table:formula="of:=[.I14]" office:value-type="date" office:date-value="2021-05-07" calcext:value-type="date">
            <text:p>vie</text:p>
          </table:table-cell>
          <table:table-cell table:style-name="ce19" table:formula="of:=[.J14]" office:value-type="date" office:date-value="2021-05-08" calcext:value-type="date">
            <text:p>sáb</text:p>
          </table:table-cell>
          <table:table-cell table:style-name="ce19" table:formula="of:=[.K14]" office:value-type="date" office:date-value="2021-05-09" calcext:value-type="date">
            <text:p>dom</text:p>
          </table:table-cell>
          <table:table-cell table:style-name="ce19" table:formula="of:=[.L14]" office:value-type="date" office:date-value="2021-05-10" calcext:value-type="date">
            <text:p>lun</text:p>
          </table:table-cell>
          <table:table-cell table:style-name="ce19" table:formula="of:=[.M14]" office:value-type="date" office:date-value="2021-05-11" calcext:value-type="date">
            <text:p>mar</text:p>
          </table:table-cell>
          <table:table-cell table:style-name="ce4" table:formula="of:=[.N14]" office:value-type="date" office:date-value="2021-05-12" calcext:value-type="date">
            <text:p>mié</text:p>
          </table:table-cell>
          <table:table-cell table:style-name="ce4" table:formula="of:=[.O14]" office:value-type="date" office:date-value="2021-05-13" calcext:value-type="date">
            <text:p>jue</text:p>
          </table:table-cell>
        </table:table-row>
        <table:table-row table:style-name="ro2">
          <table:table-cell table:style-name="ce27" table:formula="of:=[.O8]+1" office:value-type="date" office:date-value="2021-04-16" calcext:value-type="date">
            <text:p>16/abr</text:p>
          </table:table-cell>
          <table:table-cell table:style-name="ce27" table:formula="of:=[.A14]+1" office:value-type="date" office:date-value="2021-04-17" calcext:value-type="date">
            <text:p>17/abr</text:p>
          </table:table-cell>
          <table:table-cell table:style-name="ce27" table:formula="of:=[.B14]+1" office:value-type="date" office:date-value="2021-04-18" calcext:value-type="date">
            <text:p>18/abr</text:p>
          </table:table-cell>
          <table:table-cell table:style-name="ce27" table:formula="of:=[.C14]+1" office:value-type="date" office:date-value="2021-04-19" calcext:value-type="date">
            <text:p>19/abr</text:p>
          </table:table-cell>
          <table:table-cell table:style-name="ce27" table:formula="of:=[.D14]+1" office:value-type="date" office:date-value="2021-04-20" calcext:value-type="date">
            <text:p>20/abr</text:p>
          </table:table-cell>
          <table:table-cell table:style-name="ce27" table:formula="of:=[.E14]+1" office:value-type="date" office:date-value="2021-04-21" calcext:value-type="date">
            <text:p>21/abr</text:p>
          </table:table-cell>
          <table:table-cell table:style-name="ce27" table:formula="of:=[.F14]+1" office:value-type="date" office:date-value="2021-04-22" calcext:value-type="date">
            <text:p>22/abr</text:p>
          </table:table-cell>
          <table:table-cell table:style-name="ce7"/>
          <table:table-cell table:style-name="ce27" table:formula="of:=[.G16]+1" office:value-type="date" office:date-value="2021-05-07" calcext:value-type="date">
            <text:p>07/may</text:p>
          </table:table-cell>
          <table:table-cell table:style-name="ce27" table:formula="of:=[.I14]+1" office:value-type="date" office:date-value="2021-05-08" calcext:value-type="date">
            <text:p>08/may</text:p>
          </table:table-cell>
          <table:table-cell table:style-name="ce27" table:formula="of:=[.J14]+1" office:value-type="date" office:date-value="2021-05-09" calcext:value-type="date">
            <text:p>09/may</text:p>
          </table:table-cell>
          <table:table-cell table:style-name="ce27" table:formula="of:=[.K14]+1" office:value-type="date" office:date-value="2021-05-10" calcext:value-type="date">
            <text:p>10/may</text:p>
          </table:table-cell>
          <table:table-cell table:style-name="ce27" table:formula="of:=[.L14]+1" office:value-type="date" office:date-value="2021-05-11" calcext:value-type="date">
            <text:p>11/may</text:p>
          </table:table-cell>
          <table:table-cell table:style-name="ce27" table:formula="of:=[.M14]+1" office:value-type="date" office:date-value="2021-05-12" calcext:value-type="date">
            <text:p>12/may</text:p>
          </table:table-cell>
          <table:table-cell table:style-name="ce27" table:formula="of:=[.N14]+1" office:value-type="date" office:date-value="2021-05-13" calcext:value-type="date">
            <text:p>13/may</text:p>
          </table:table-cell>
        </table:table-row>
        <table:table-row table:style-name="ro2">
          <table:table-cell table:style-name="ce27" table:formula="of:=[.A14]+7" office:value-type="date" office:date-value="2021-04-23" calcext:value-type="date">
            <text:p>23/abr</text:p>
          </table:table-cell>
          <table:table-cell table:style-name="ce27" table:formula="of:=[.B14]+7" office:value-type="date" office:date-value="2021-04-24" calcext:value-type="date">
            <text:p>24/abr</text:p>
          </table:table-cell>
          <table:table-cell table:style-name="ce27" table:formula="of:=[.C14]+7" office:value-type="date" office:date-value="2021-04-25" calcext:value-type="date">
            <text:p>25/abr</text:p>
          </table:table-cell>
          <table:table-cell table:style-name="ce27" table:formula="of:=[.D14]+7" office:value-type="date" office:date-value="2021-04-26" calcext:value-type="date">
            <text:p>26/abr</text:p>
          </table:table-cell>
          <table:table-cell table:style-name="ce27" table:formula="of:=[.E14]+7" office:value-type="date" office:date-value="2021-04-27" calcext:value-type="date">
            <text:p>27/abr</text:p>
          </table:table-cell>
          <table:table-cell table:style-name="ce27" table:formula="of:=[.F14]+7" office:value-type="date" office:date-value="2021-04-28" calcext:value-type="date">
            <text:p>28/abr</text:p>
          </table:table-cell>
          <table:table-cell table:style-name="ce27" table:formula="of:=[.G14]+7" office:value-type="date" office:date-value="2021-04-29" calcext:value-type="date">
            <text:p>29/abr</text:p>
          </table:table-cell>
          <table:table-cell table:style-name="ce7"/>
          <table:table-cell table:style-name="ce27" table:formula="of:=[.I14]+7" office:value-type="date" office:date-value="2021-05-14" calcext:value-type="date">
            <text:p>14/may</text:p>
          </table:table-cell>
          <table:table-cell table:style-name="ce27" table:formula="of:=[.J14]+7" office:value-type="date" office:date-value="2021-05-15" calcext:value-type="date">
            <text:p>15/may</text:p>
          </table:table-cell>
          <table:table-cell table:style-name="ce27" table:formula="of:=[.K14]+7" office:value-type="date" office:date-value="2021-05-16" calcext:value-type="date">
            <text:p>16/may</text:p>
          </table:table-cell>
          <table:table-cell table:style-name="ce27" table:formula="of:=[.L14]+7" office:value-type="date" office:date-value="2021-05-17" calcext:value-type="date">
            <text:p>17/may</text:p>
          </table:table-cell>
          <table:table-cell table:style-name="ce27" table:formula="of:=[.M14]+7" office:value-type="date" office:date-value="2021-05-18" calcext:value-type="date">
            <text:p>18/may</text:p>
          </table:table-cell>
          <table:table-cell table:style-name="ce27" table:formula="of:=[.N14]+7" office:value-type="date" office:date-value="2021-05-19" calcext:value-type="date">
            <text:p>19/may</text:p>
          </table:table-cell>
          <table:table-cell table:style-name="ce27" table:formula="of:=[.O14]+7" office:value-type="date" office:date-value="2021-05-20" calcext:value-type="date">
            <text:p>20/may</text:p>
          </table:table-cell>
        </table:table-row>
        <table:table-row table:style-name="ro2">
          <table:table-cell table:style-name="ce27" table:formula="of:=[.A15]+7" office:value-type="date" office:date-value="2021-04-30" calcext:value-type="date">
            <text:p>30/abr</text:p>
          </table:table-cell>
          <table:table-cell table:style-name="ce27" table:formula="of:=[.B15]+7" office:value-type="date" office:date-value="2021-05-01" calcext:value-type="date">
            <text:p>01/may</text:p>
          </table:table-cell>
          <table:table-cell table:style-name="ce27" table:formula="of:=[.C15]+7" office:value-type="date" office:date-value="2021-05-02" calcext:value-type="date">
            <text:p>02/may</text:p>
          </table:table-cell>
          <table:table-cell table:style-name="ce27" table:formula="of:=[.D15]+7" office:value-type="date" office:date-value="2021-05-03" calcext:value-type="date">
            <text:p>03/may</text:p>
          </table:table-cell>
          <table:table-cell table:style-name="ce27" table:formula="of:=[.E15]+7" office:value-type="date" office:date-value="2021-05-04" calcext:value-type="date">
            <text:p>04/may</text:p>
          </table:table-cell>
          <table:table-cell table:style-name="ce27" table:formula="of:=[.F15]+7" office:value-type="date" office:date-value="2021-05-05" calcext:value-type="date">
            <text:p>05/may</text:p>
          </table:table-cell>
          <table:table-cell table:style-name="ce27" table:formula="of:=[.G15]+7" office:value-type="date" office:date-value="2021-05-06" calcext:value-type="date">
            <text:p>06/may</text:p>
          </table:table-cell>
          <table:table-cell table:style-name="ce7"/>
          <table:table-cell table:style-name="ce27" table:formula="of:=[.I15]+7" office:value-type="date" office:date-value="2021-05-21" calcext:value-type="date">
            <text:p>21/may</text:p>
          </table:table-cell>
          <table:table-cell table:style-name="ce27" table:formula="of:=[.J15]+7" office:value-type="date" office:date-value="2021-05-22" calcext:value-type="date">
            <text:p>22/may</text:p>
          </table:table-cell>
          <table:table-cell table:style-name="ce27" table:formula="of:=[.K15]+7" office:value-type="date" office:date-value="2021-05-23" calcext:value-type="date">
            <text:p>23/may</text:p>
          </table:table-cell>
          <table:table-cell table:style-name="ce27" table:formula="of:=[.L15]+7" office:value-type="date" office:date-value="2021-05-24" calcext:value-type="date">
            <text:p>24/may</text:p>
          </table:table-cell>
          <table:table-cell table:style-name="ce27" table:formula="of:=[.M15]+7" office:value-type="date" office:date-value="2021-05-25" calcext:value-type="date">
            <text:p>25/may</text:p>
          </table:table-cell>
          <table:table-cell table:style-name="ce27" table:formula="of:=[.N15]+7" office:value-type="date" office:date-value="2021-05-26" calcext:value-type="date">
            <text:p>26/may</text:p>
          </table:table-cell>
          <table:table-cell table:style-name="ce27" table:formula="of:=[.O15]+7" office:value-type="date" office:date-value="2021-05-27" calcext:value-type="date">
            <text:p>27/may</text:p>
          </table:table-cell>
        </table:table-row>
        <table:table-row table:style-name="ro1">
          <table:table-cell table:style-name="ce19" table:formula="of:=[.A18]" office:value-type="date" office:date-value="2021-08-20" calcext:value-type="date">
            <text:p>vie</text:p>
          </table:table-cell>
          <table:table-cell table:style-name="ce19" table:formula="of:=[.B18]" office:value-type="date" office:date-value="2021-08-21" calcext:value-type="date">
            <text:p>sáb</text:p>
          </table:table-cell>
          <table:table-cell table:style-name="ce19" table:formula="of:=[.C18]" office:value-type="date" office:date-value="2021-08-22" calcext:value-type="date">
            <text:p>dom</text:p>
          </table:table-cell>
          <table:table-cell table:style-name="ce19" table:formula="of:=[.D18]" office:value-type="date" office:date-value="2021-08-23" calcext:value-type="date">
            <text:p>lun</text:p>
          </table:table-cell>
          <table:table-cell table:style-name="ce19" table:formula="of:=[.E18]" office:value-type="date" office:date-value="2021-08-24" calcext:value-type="date">
            <text:p>mar</text:p>
          </table:table-cell>
          <table:table-cell table:style-name="ce4" table:formula="of:=[.F18]" office:value-type="date" office:date-value="2021-08-25" calcext:value-type="date">
            <text:p>mié</text:p>
          </table:table-cell>
          <table:table-cell table:style-name="ce4" table:formula="of:=[.G18]" office:value-type="date" office:date-value="2021-08-26" calcext:value-type="date">
            <text:p>jue</text:p>
          </table:table-cell>
          <table:table-cell table:style-name="ce6"/>
          <table:table-cell table:style-name="ce19" table:formula="of:=[.I18]" office:value-type="date" office:date-value="2021-06-18" calcext:value-type="date">
            <text:p>vie</text:p>
          </table:table-cell>
          <table:table-cell table:style-name="ce19" table:formula="of:=[.J18]" office:value-type="date" office:date-value="2021-06-19" calcext:value-type="date">
            <text:p>sáb</text:p>
          </table:table-cell>
          <table:table-cell table:style-name="ce19" table:formula="of:=[.K18]" office:value-type="date" office:date-value="2021-06-20" calcext:value-type="date">
            <text:p>dom</text:p>
          </table:table-cell>
          <table:table-cell table:style-name="ce19" table:formula="of:=[.L18]" office:value-type="date" office:date-value="2021-06-21" calcext:value-type="date">
            <text:p>lun</text:p>
          </table:table-cell>
          <table:table-cell table:style-name="ce19" table:formula="of:=[.M18]" office:value-type="date" office:date-value="2021-06-22" calcext:value-type="date">
            <text:p>mar</text:p>
          </table:table-cell>
          <table:table-cell table:style-name="ce4" table:formula="of:=[.N18]" office:value-type="date" office:date-value="2021-06-23" calcext:value-type="date">
            <text:p>mié</text:p>
          </table:table-cell>
          <table:table-cell table:style-name="ce4" table:formula="of:=[.O18]" office:value-type="date" office:date-value="2021-06-24" calcext:value-type="date">
            <text:p>jue</text:p>
          </table:table-cell>
        </table:table-row>
        <table:table-row table:style-name="ro2">
          <table:table-cell table:style-name="ce27" table:formula="of:=[.O28]+1" office:value-type="date" office:date-value="2021-08-20" calcext:value-type="date">
            <text:p>20/ago</text:p>
          </table:table-cell>
          <table:table-cell table:style-name="ce27" table:formula="of:=[.A18]+1" office:value-type="date" office:date-value="2021-08-21" calcext:value-type="date">
            <text:p>21/ago</text:p>
          </table:table-cell>
          <table:table-cell table:style-name="ce27" table:formula="of:=[.B18]+1" office:value-type="date" office:date-value="2021-08-22" calcext:value-type="date">
            <text:p>22/ago</text:p>
          </table:table-cell>
          <table:table-cell table:style-name="ce27" table:formula="of:=[.C18]+1" office:value-type="date" office:date-value="2021-08-23" calcext:value-type="date">
            <text:p>23/ago</text:p>
          </table:table-cell>
          <table:table-cell table:style-name="ce27" table:formula="of:=[.D18]+1" office:value-type="date" office:date-value="2021-08-24" calcext:value-type="date">
            <text:p>24/ago</text:p>
          </table:table-cell>
          <table:table-cell table:style-name="ce27" table:formula="of:=[.E18]+1" office:value-type="date" office:date-value="2021-08-25" calcext:value-type="date">
            <text:p>25/ago</text:p>
          </table:table-cell>
          <table:table-cell table:style-name="ce27" table:formula="of:=[.F18]+1" office:value-type="date" office:date-value="2021-08-26" calcext:value-type="date">
            <text:p>26/ago</text:p>
          </table:table-cell>
          <table:table-cell table:style-name="ce7"/>
          <table:table-cell table:style-name="ce27" table:formula="of:=[.G8]+1" office:value-type="date" office:date-value="2021-06-18" calcext:value-type="date">
            <text:p>18/jun</text:p>
          </table:table-cell>
          <table:table-cell table:style-name="ce27" table:formula="of:=[.I18]+1" office:value-type="date" office:date-value="2021-06-19" calcext:value-type="date">
            <text:p>19/jun</text:p>
          </table:table-cell>
          <table:table-cell table:style-name="ce27" table:formula="of:=[.J18]+1" office:value-type="date" office:date-value="2021-06-20" calcext:value-type="date">
            <text:p>20/jun</text:p>
          </table:table-cell>
          <table:table-cell table:style-name="ce27" table:formula="of:=[.K18]+1" office:value-type="date" office:date-value="2021-06-21" calcext:value-type="date">
            <text:p>21/jun</text:p>
          </table:table-cell>
          <table:table-cell table:style-name="ce27" table:formula="of:=[.L18]+1" office:value-type="date" office:date-value="2021-06-22" calcext:value-type="date">
            <text:p>22/jun</text:p>
          </table:table-cell>
          <table:table-cell table:style-name="ce27" table:formula="of:=[.M18]+1" office:value-type="date" office:date-value="2021-06-23" calcext:value-type="date">
            <text:p>23/jun</text:p>
          </table:table-cell>
          <table:table-cell table:style-name="ce27" table:formula="of:=[.N18]+1" office:value-type="date" office:date-value="2021-06-24" calcext:value-type="date">
            <text:p>24/jun</text:p>
          </table:table-cell>
        </table:table-row>
        <table:table-row table:style-name="ro2">
          <table:table-cell table:style-name="ce27" table:formula="of:=[.A18]+7" office:value-type="date" office:date-value="2021-08-27" calcext:value-type="date">
            <text:p>27/ago</text:p>
          </table:table-cell>
          <table:table-cell table:style-name="ce27" table:formula="of:=[.B18]+7" office:value-type="date" office:date-value="2021-08-28" calcext:value-type="date">
            <text:p>28/ago</text:p>
          </table:table-cell>
          <table:table-cell table:style-name="ce27" table:formula="of:=[.C18]+7" office:value-type="date" office:date-value="2021-08-29" calcext:value-type="date">
            <text:p>29/ago</text:p>
          </table:table-cell>
          <table:table-cell table:style-name="ce27" table:formula="of:=[.D18]+7" office:value-type="date" office:date-value="2021-08-30" calcext:value-type="date">
            <text:p>30/ago</text:p>
          </table:table-cell>
          <table:table-cell table:style-name="ce27" table:formula="of:=[.E18]+7" office:value-type="date" office:date-value="2021-08-31" calcext:value-type="date">
            <text:p>31/ago</text:p>
          </table:table-cell>
          <table:table-cell table:style-name="ce27" table:formula="of:=[.F18]+7" office:value-type="date" office:date-value="2021-09-01" calcext:value-type="date">
            <text:p>01/sep</text:p>
          </table:table-cell>
          <table:table-cell table:style-name="ce27" table:formula="of:=[.G18]+7" office:value-type="date" office:date-value="2021-09-02" calcext:value-type="date">
            <text:p>02/sep</text:p>
          </table:table-cell>
          <table:table-cell table:style-name="ce7"/>
          <table:table-cell table:style-name="ce27" table:formula="of:=[.I18]+7" office:value-type="date" office:date-value="2021-06-25" calcext:value-type="date">
            <text:p>25/jun</text:p>
          </table:table-cell>
          <table:table-cell table:style-name="ce27" table:formula="of:=[.J18]+7" office:value-type="date" office:date-value="2021-06-26" calcext:value-type="date">
            <text:p>26/jun</text:p>
          </table:table-cell>
          <table:table-cell table:style-name="ce27" table:formula="of:=[.K18]+7" office:value-type="date" office:date-value="2021-06-27" calcext:value-type="date">
            <text:p>27/jun</text:p>
          </table:table-cell>
          <table:table-cell table:style-name="ce27" table:formula="of:=[.L18]+7" office:value-type="date" office:date-value="2021-06-28" calcext:value-type="date">
            <text:p>28/jun</text:p>
          </table:table-cell>
          <table:table-cell table:style-name="ce27" table:formula="of:=[.M18]+7" office:value-type="date" office:date-value="2021-06-29" calcext:value-type="date">
            <text:p>29/jun</text:p>
          </table:table-cell>
          <table:table-cell table:style-name="ce27" table:formula="of:=[.N18]+7" office:value-type="date" office:date-value="2021-06-30" calcext:value-type="date">
            <text:p>30/jun</text:p>
          </table:table-cell>
          <table:table-cell table:style-name="ce27" table:formula="of:=[.O18]+7" office:value-type="date" office:date-value="2021-07-01" calcext:value-type="date">
            <text:p>01/jul</text:p>
          </table:table-cell>
        </table:table-row>
        <table:table-row table:style-name="ro2">
          <table:table-cell table:style-name="ce27" table:formula="of:=[.A19]+7" office:value-type="date" office:date-value="2021-09-03" calcext:value-type="date">
            <text:p>03/sep</text:p>
          </table:table-cell>
          <table:table-cell table:style-name="ce27" table:formula="of:=[.B19]+7" office:value-type="date" office:date-value="2021-09-04" calcext:value-type="date">
            <text:p>04/sep</text:p>
          </table:table-cell>
          <table:table-cell table:style-name="ce27" table:formula="of:=[.C19]+7" office:value-type="date" office:date-value="2021-09-05" calcext:value-type="date">
            <text:p>05/sep</text:p>
          </table:table-cell>
          <table:table-cell table:style-name="ce27" table:formula="of:=[.D19]+7" office:value-type="date" office:date-value="2021-09-06" calcext:value-type="date">
            <text:p>06/sep</text:p>
          </table:table-cell>
          <table:table-cell table:style-name="ce27" table:formula="of:=[.E19]+7" office:value-type="date" office:date-value="2021-09-07" calcext:value-type="date">
            <text:p>07/sep</text:p>
          </table:table-cell>
          <table:table-cell table:style-name="ce27" table:formula="of:=[.F19]+7" office:value-type="date" office:date-value="2021-09-08" calcext:value-type="date">
            <text:p>08/sep</text:p>
          </table:table-cell>
          <table:table-cell table:style-name="ce27" table:formula="of:=[.G19]+7" office:value-type="date" office:date-value="2021-09-09" calcext:value-type="date">
            <text:p>09/sep</text:p>
          </table:table-cell>
          <table:table-cell table:style-name="ce7"/>
          <table:table-cell table:style-name="ce27" table:formula="of:=[.I19]+7" office:value-type="date" office:date-value="2021-07-02" calcext:value-type="date">
            <text:p>02/jul</text:p>
          </table:table-cell>
          <table:table-cell table:style-name="ce27" table:formula="of:=[.J19]+7" office:value-type="date" office:date-value="2021-07-03" calcext:value-type="date">
            <text:p>03/jul</text:p>
          </table:table-cell>
          <table:table-cell table:style-name="ce27" table:formula="of:=[.K19]+7" office:value-type="date" office:date-value="2021-07-04" calcext:value-type="date">
            <text:p>04/jul</text:p>
          </table:table-cell>
          <table:table-cell table:style-name="ce27" table:formula="of:=[.L19]+7" office:value-type="date" office:date-value="2021-07-05" calcext:value-type="date">
            <text:p>05/jul</text:p>
          </table:table-cell>
          <table:table-cell table:style-name="ce27" table:formula="of:=[.M19]+7" office:value-type="date" office:date-value="2021-07-06" calcext:value-type="date">
            <text:p>06/jul</text:p>
          </table:table-cell>
          <table:table-cell table:style-name="ce27" table:formula="of:=[.N19]+7" office:value-type="date" office:date-value="2021-07-07" calcext:value-type="date">
            <text:p>07/jul</text:p>
          </table:table-cell>
          <table:table-cell table:style-name="ce27" table:formula="of:=[.O19]+7" office:value-type="date" office:date-value="2021-07-08" calcext:value-type="date">
            <text:p>08/jul</text:p>
          </table:table-cell>
        </table:table-row>
        <table:table-row table:style-name="ro1">
          <table:table-cell table:style-name="ce19" table:formula="of:=[.A22]" office:value-type="date" office:date-value="2021-11-12" calcext:value-type="date">
            <text:p>vie</text:p>
          </table:table-cell>
          <table:table-cell table:style-name="ce19" table:formula="of:=[.B22]" office:value-type="date" office:date-value="2021-11-13" calcext:value-type="date">
            <text:p>sáb</text:p>
          </table:table-cell>
          <table:table-cell table:style-name="ce19" table:formula="of:=[.C22]" office:value-type="date" office:date-value="2021-11-14" calcext:value-type="date">
            <text:p>dom</text:p>
          </table:table-cell>
          <table:table-cell table:style-name="ce19" table:formula="of:=[.D22]" office:value-type="date" office:date-value="2021-11-15" calcext:value-type="date">
            <text:p>lun</text:p>
          </table:table-cell>
          <table:table-cell table:style-name="ce19" table:formula="of:=[.E22]" office:value-type="date" office:date-value="2021-11-16" calcext:value-type="date">
            <text:p>mar</text:p>
          </table:table-cell>
          <table:table-cell table:style-name="ce4" table:formula="of:=[.F22]" office:value-type="date" office:date-value="2021-11-17" calcext:value-type="date">
            <text:p>mié</text:p>
          </table:table-cell>
          <table:table-cell table:style-name="ce4" table:formula="of:=[.G22]" office:value-type="date" office:date-value="2021-11-18" calcext:value-type="date">
            <text:p>jue</text:p>
          </table:table-cell>
          <table:table-cell table:style-name="ce6"/>
          <table:table-cell table:style-name="ce19" table:formula="of:=[.I22]" office:value-type="date" office:date-value="2021-09-10" calcext:value-type="date">
            <text:p>vie</text:p>
          </table:table-cell>
          <table:table-cell table:style-name="ce19" table:formula="of:=[.J22]" office:value-type="date" office:date-value="2021-09-11" calcext:value-type="date">
            <text:p>sáb</text:p>
          </table:table-cell>
          <table:table-cell table:style-name="ce19" table:formula="of:=[.K22]" office:value-type="date" office:date-value="2021-09-12" calcext:value-type="date">
            <text:p>dom</text:p>
          </table:table-cell>
          <table:table-cell table:style-name="ce19" table:formula="of:=[.L22]" office:value-type="date" office:date-value="2021-09-13" calcext:value-type="date">
            <text:p>lun</text:p>
          </table:table-cell>
          <table:table-cell table:style-name="ce19" table:formula="of:=[.M22]" office:value-type="date" office:date-value="2021-09-14" calcext:value-type="date">
            <text:p>mar</text:p>
          </table:table-cell>
          <table:table-cell table:style-name="ce4" table:formula="of:=[.N22]" office:value-type="date" office:date-value="2021-09-15" calcext:value-type="date">
            <text:p>mié</text:p>
          </table:table-cell>
          <table:table-cell table:style-name="ce4" table:formula="of:=[.O22]" office:value-type="date" office:date-value="2021-09-16" calcext:value-type="date">
            <text:p>jue</text:p>
          </table:table-cell>
        </table:table-row>
        <table:table-row table:style-name="ro2">
          <table:table-cell table:style-name="ce27" table:formula="of:=[.O32]+1" office:value-type="date" office:date-value="2021-11-12" calcext:value-type="date">
            <text:p>12/nov</text:p>
          </table:table-cell>
          <table:table-cell table:style-name="ce27" table:formula="of:=[.A22]+1" office:value-type="date" office:date-value="2021-11-13" calcext:value-type="date">
            <text:p>13/nov</text:p>
          </table:table-cell>
          <table:table-cell table:style-name="ce27" table:formula="of:=[.B22]+1" office:value-type="date" office:date-value="2021-11-14" calcext:value-type="date">
            <text:p>14/nov</text:p>
          </table:table-cell>
          <table:table-cell table:style-name="ce27" table:formula="of:=[.C22]+1" office:value-type="date" office:date-value="2021-11-15" calcext:value-type="date">
            <text:p>15/nov</text:p>
          </table:table-cell>
          <table:table-cell table:style-name="ce27" table:formula="of:=[.D22]+1" office:value-type="date" office:date-value="2021-11-16" calcext:value-type="date">
            <text:p>16/nov</text:p>
          </table:table-cell>
          <table:table-cell table:style-name="ce27" table:formula="of:=[.E22]+1" office:value-type="date" office:date-value="2021-11-17" calcext:value-type="date">
            <text:p>17/nov</text:p>
          </table:table-cell>
          <table:table-cell table:style-name="ce27" table:formula="of:=[.F22]+1" office:value-type="date" office:date-value="2021-11-18" calcext:value-type="date">
            <text:p>18/nov</text:p>
          </table:table-cell>
          <table:table-cell table:style-name="ce7"/>
          <table:table-cell table:style-name="ce27" table:formula="of:=[.G20]+1" office:value-type="date" office:date-value="2021-09-10" calcext:value-type="date">
            <text:p>10/sep</text:p>
          </table:table-cell>
          <table:table-cell table:style-name="ce27" table:formula="of:=[.I22]+1" office:value-type="date" office:date-value="2021-09-11" calcext:value-type="date">
            <text:p>11/sep</text:p>
          </table:table-cell>
          <table:table-cell table:style-name="ce27" table:formula="of:=[.J22]+1" office:value-type="date" office:date-value="2021-09-12" calcext:value-type="date">
            <text:p>12/sep</text:p>
          </table:table-cell>
          <table:table-cell table:style-name="ce27" table:formula="of:=[.K22]+1" office:value-type="date" office:date-value="2021-09-13" calcext:value-type="date">
            <text:p>13/sep</text:p>
          </table:table-cell>
          <table:table-cell table:style-name="ce27" table:formula="of:=[.L22]+1" office:value-type="date" office:date-value="2021-09-14" calcext:value-type="date">
            <text:p>14/sep</text:p>
          </table:table-cell>
          <table:table-cell table:style-name="ce27" table:formula="of:=[.M22]+1" office:value-type="date" office:date-value="2021-09-15" calcext:value-type="date">
            <text:p>15/sep</text:p>
          </table:table-cell>
          <table:table-cell table:style-name="ce27" table:formula="of:=[.N22]+1" office:value-type="date" office:date-value="2021-09-16" calcext:value-type="date">
            <text:p>16/sep</text:p>
          </table:table-cell>
        </table:table-row>
        <table:table-row table:style-name="ro2">
          <table:table-cell table:style-name="ce27" table:formula="of:=[.A22]+7" office:value-type="date" office:date-value="2021-11-19" calcext:value-type="date">
            <text:p>19/nov</text:p>
          </table:table-cell>
          <table:table-cell table:style-name="ce27" table:formula="of:=[.B22]+7" office:value-type="date" office:date-value="2021-11-20" calcext:value-type="date">
            <text:p>20/nov</text:p>
          </table:table-cell>
          <table:table-cell table:style-name="ce27" table:formula="of:=[.C22]+7" office:value-type="date" office:date-value="2021-11-21" calcext:value-type="date">
            <text:p>21/nov</text:p>
          </table:table-cell>
          <table:table-cell table:style-name="ce27" table:formula="of:=[.D22]+7" office:value-type="date" office:date-value="2021-11-22" calcext:value-type="date">
            <text:p>22/nov</text:p>
          </table:table-cell>
          <table:table-cell table:style-name="ce27" table:formula="of:=[.E22]+7" office:value-type="date" office:date-value="2021-11-23" calcext:value-type="date">
            <text:p>23/nov</text:p>
          </table:table-cell>
          <table:table-cell table:style-name="ce27" table:formula="of:=[.F22]+7" office:value-type="date" office:date-value="2021-11-24" calcext:value-type="date">
            <text:p>24/nov</text:p>
          </table:table-cell>
          <table:table-cell table:style-name="ce27" table:formula="of:=[.G22]+7" office:value-type="date" office:date-value="2021-11-25" calcext:value-type="date">
            <text:p>25/nov</text:p>
          </table:table-cell>
          <table:table-cell table:style-name="ce7"/>
          <table:table-cell table:style-name="ce27" table:formula="of:=[.I22]+7" office:value-type="date" office:date-value="2021-09-17" calcext:value-type="date">
            <text:p>17/sep</text:p>
          </table:table-cell>
          <table:table-cell table:style-name="ce27" table:formula="of:=[.J22]+7" office:value-type="date" office:date-value="2021-09-18" calcext:value-type="date">
            <text:p>18/sep</text:p>
          </table:table-cell>
          <table:table-cell table:style-name="ce27" table:formula="of:=[.K22]+7" office:value-type="date" office:date-value="2021-09-19" calcext:value-type="date">
            <text:p>19/sep</text:p>
          </table:table-cell>
          <table:table-cell table:style-name="ce27" table:formula="of:=[.L22]+7" office:value-type="date" office:date-value="2021-09-20" calcext:value-type="date">
            <text:p>20/sep</text:p>
          </table:table-cell>
          <table:table-cell table:style-name="ce27" table:formula="of:=[.M22]+7" office:value-type="date" office:date-value="2021-09-21" calcext:value-type="date">
            <text:p>21/sep</text:p>
          </table:table-cell>
          <table:table-cell table:style-name="ce27" table:formula="of:=[.N22]+7" office:value-type="date" office:date-value="2021-09-22" calcext:value-type="date">
            <text:p>22/sep</text:p>
          </table:table-cell>
          <table:table-cell table:style-name="ce27" table:formula="of:=[.O22]+7" office:value-type="date" office:date-value="2021-09-23" calcext:value-type="date">
            <text:p>23/sep</text:p>
          </table:table-cell>
        </table:table-row>
        <table:table-row table:style-name="ro2">
          <table:table-cell table:style-name="ce27" table:formula="of:=[.A23]+7" office:value-type="date" office:date-value="2021-11-26" calcext:value-type="date">
            <text:p>26/nov</text:p>
          </table:table-cell>
          <table:table-cell table:style-name="ce27" table:formula="of:=[.B23]+7" office:value-type="date" office:date-value="2021-11-27" calcext:value-type="date">
            <text:p>27/nov</text:p>
          </table:table-cell>
          <table:table-cell table:style-name="ce27" table:formula="of:=[.C23]+7" office:value-type="date" office:date-value="2021-11-28" calcext:value-type="date">
            <text:p>28/nov</text:p>
          </table:table-cell>
          <table:table-cell table:style-name="ce27" table:formula="of:=[.D23]+7" office:value-type="date" office:date-value="2021-11-29" calcext:value-type="date">
            <text:p>29/nov</text:p>
          </table:table-cell>
          <table:table-cell table:style-name="ce27" table:formula="of:=[.E23]+7" office:value-type="date" office:date-value="2021-11-30" calcext:value-type="date">
            <text:p>30/nov</text:p>
          </table:table-cell>
          <table:table-cell table:style-name="ce27" table:formula="of:=[.F23]+7" office:value-type="date" office:date-value="2021-12-01" calcext:value-type="date">
            <text:p>01/dic</text:p>
          </table:table-cell>
          <table:table-cell table:style-name="ce27" table:formula="of:=[.G23]+7" office:value-type="date" office:date-value="2021-12-02" calcext:value-type="date">
            <text:p>02/dic</text:p>
          </table:table-cell>
          <table:table-cell table:style-name="ce7"/>
          <table:table-cell table:style-name="ce27" table:formula="of:=[.I23]+7" office:value-type="date" office:date-value="2021-09-24" calcext:value-type="date">
            <text:p>24/sep</text:p>
          </table:table-cell>
          <table:table-cell table:style-name="ce27" table:formula="of:=[.J23]+7" office:value-type="date" office:date-value="2021-09-25" calcext:value-type="date">
            <text:p>25/sep</text:p>
          </table:table-cell>
          <table:table-cell table:style-name="ce27" table:formula="of:=[.K23]+7" office:value-type="date" office:date-value="2021-09-26" calcext:value-type="date">
            <text:p>26/sep</text:p>
          </table:table-cell>
          <table:table-cell table:style-name="ce27" table:formula="of:=[.L23]+7" office:value-type="date" office:date-value="2021-09-27" calcext:value-type="date">
            <text:p>27/sep</text:p>
          </table:table-cell>
          <table:table-cell table:style-name="ce27" table:formula="of:=[.M23]+7" office:value-type="date" office:date-value="2021-09-28" calcext:value-type="date">
            <text:p>28/sep</text:p>
          </table:table-cell>
          <table:table-cell table:style-name="ce27" table:formula="of:=[.N23]+7" office:value-type="date" office:date-value="2021-09-29" calcext:value-type="date">
            <text:p>29/sep</text:p>
          </table:table-cell>
          <table:table-cell table:style-name="ce27" table:formula="of:=[.O23]+7" office:value-type="date" office:date-value="2021-09-30" calcext:value-type="date">
            <text:p>30/sep</text:p>
          </table:table-cell>
        </table:table-row>
        <table:table-row table:style-name="ro1">
          <table:table-cell table:style-name="ce19" table:formula="of:=[.A26]" office:value-type="date" office:date-value="2021-07-09" calcext:value-type="date">
            <text:p>vie</text:p>
          </table:table-cell>
          <table:table-cell table:style-name="ce19" table:formula="of:=[.B26]" office:value-type="date" office:date-value="2021-07-10" calcext:value-type="date">
            <text:p>sáb</text:p>
          </table:table-cell>
          <table:table-cell table:style-name="ce19" table:formula="of:=[.C26]" office:value-type="date" office:date-value="2021-07-11" calcext:value-type="date">
            <text:p>dom</text:p>
          </table:table-cell>
          <table:table-cell table:style-name="ce19" table:formula="of:=[.D26]" office:value-type="date" office:date-value="2021-07-12" calcext:value-type="date">
            <text:p>lun</text:p>
          </table:table-cell>
          <table:table-cell table:style-name="ce19" table:formula="of:=[.E26]" office:value-type="date" office:date-value="2021-07-13" calcext:value-type="date">
            <text:p>mar</text:p>
          </table:table-cell>
          <table:table-cell table:style-name="ce4" table:formula="of:=[.F26]" office:value-type="date" office:date-value="2021-07-14" calcext:value-type="date">
            <text:p>mié</text:p>
          </table:table-cell>
          <table:table-cell table:style-name="ce4" table:formula="of:=[.G26]" office:value-type="date" office:date-value="2021-07-15" calcext:value-type="date">
            <text:p>jue</text:p>
          </table:table-cell>
          <table:table-cell table:style-name="ce6"/>
          <table:table-cell table:style-name="ce19" table:formula="of:=[.I26]" office:value-type="date" office:date-value="2021-07-30" calcext:value-type="date">
            <text:p>vie</text:p>
          </table:table-cell>
          <table:table-cell table:style-name="ce19" table:formula="of:=[.J26]" office:value-type="date" office:date-value="2021-07-31" calcext:value-type="date">
            <text:p>sáb</text:p>
          </table:table-cell>
          <table:table-cell table:style-name="ce19" table:formula="of:=[.K26]" office:value-type="date" office:date-value="2021-08-01" calcext:value-type="date">
            <text:p>dom</text:p>
          </table:table-cell>
          <table:table-cell table:style-name="ce19" table:formula="of:=[.L26]" office:value-type="date" office:date-value="2021-08-02" calcext:value-type="date">
            <text:p>lun</text:p>
          </table:table-cell>
          <table:table-cell table:style-name="ce19" table:formula="of:=[.M26]" office:value-type="date" office:date-value="2021-08-03" calcext:value-type="date">
            <text:p>mar</text:p>
          </table:table-cell>
          <table:table-cell table:style-name="ce4" table:formula="of:=[.N26]" office:value-type="date" office:date-value="2021-08-04" calcext:value-type="date">
            <text:p>mié</text:p>
          </table:table-cell>
          <table:table-cell table:style-name="ce4" table:formula="of:=[.O26]" office:value-type="date" office:date-value="2021-08-05" calcext:value-type="date">
            <text:p>jue</text:p>
          </table:table-cell>
        </table:table-row>
        <table:table-row table:style-name="ro2">
          <table:table-cell table:style-name="ce27" table:formula="of:=[.O20]+1" office:value-type="date" office:date-value="2021-07-09" calcext:value-type="date">
            <text:p>09/jul</text:p>
          </table:table-cell>
          <table:table-cell table:style-name="ce27" table:formula="of:=[.A26]+1" office:value-type="date" office:date-value="2021-07-10" calcext:value-type="date">
            <text:p>10/jul</text:p>
          </table:table-cell>
          <table:table-cell table:style-name="ce27" table:formula="of:=[.B26]+1" office:value-type="date" office:date-value="2021-07-11" calcext:value-type="date">
            <text:p>11/jul</text:p>
          </table:table-cell>
          <table:table-cell table:style-name="ce27" table:formula="of:=[.C26]+1" office:value-type="date" office:date-value="2021-07-12" calcext:value-type="date">
            <text:p>12/jul</text:p>
          </table:table-cell>
          <table:table-cell table:style-name="ce27" table:formula="of:=[.D26]+1" office:value-type="date" office:date-value="2021-07-13" calcext:value-type="date">
            <text:p>13/jul</text:p>
          </table:table-cell>
          <table:table-cell table:style-name="ce27" table:formula="of:=[.E26]+1" office:value-type="date" office:date-value="2021-07-14" calcext:value-type="date">
            <text:p>14/jul</text:p>
          </table:table-cell>
          <table:table-cell table:style-name="ce27" table:formula="of:=[.F26]+1" office:value-type="date" office:date-value="2021-07-15" calcext:value-type="date">
            <text:p>15/jul</text:p>
          </table:table-cell>
          <table:table-cell table:style-name="ce7"/>
          <table:table-cell table:style-name="ce27" table:formula="of:=[.G28]+1" office:value-type="date" office:date-value="2021-07-30" calcext:value-type="date">
            <text:p>30/jul</text:p>
          </table:table-cell>
          <table:table-cell table:style-name="ce27" table:formula="of:=[.I26]+1" office:value-type="date" office:date-value="2021-07-31" calcext:value-type="date">
            <text:p>31/jul</text:p>
          </table:table-cell>
          <table:table-cell table:style-name="ce27" table:formula="of:=[.J26]+1" office:value-type="date" office:date-value="2021-08-01" calcext:value-type="date">
            <text:p>01/ago</text:p>
          </table:table-cell>
          <table:table-cell table:style-name="ce27" table:formula="of:=[.K26]+1" office:value-type="date" office:date-value="2021-08-02" calcext:value-type="date">
            <text:p>02/ago</text:p>
          </table:table-cell>
          <table:table-cell table:style-name="ce27" table:formula="of:=[.L26]+1" office:value-type="date" office:date-value="2021-08-03" calcext:value-type="date">
            <text:p>03/ago</text:p>
          </table:table-cell>
          <table:table-cell table:style-name="ce27" table:formula="of:=[.M26]+1" office:value-type="date" office:date-value="2021-08-04" calcext:value-type="date">
            <text:p>04/ago</text:p>
          </table:table-cell>
          <table:table-cell table:style-name="ce27" table:formula="of:=[.N26]+1" office:value-type="date" office:date-value="2021-08-05" calcext:value-type="date">
            <text:p>05/ago</text:p>
          </table:table-cell>
        </table:table-row>
        <table:table-row table:style-name="ro2">
          <table:table-cell table:style-name="ce27" table:formula="of:=[.A26]+7" office:value-type="date" office:date-value="2021-07-16" calcext:value-type="date">
            <text:p>16/jul</text:p>
          </table:table-cell>
          <table:table-cell table:style-name="ce27" table:formula="of:=[.B26]+7" office:value-type="date" office:date-value="2021-07-17" calcext:value-type="date">
            <text:p>17/jul</text:p>
          </table:table-cell>
          <table:table-cell table:style-name="ce27" table:formula="of:=[.C26]+7" office:value-type="date" office:date-value="2021-07-18" calcext:value-type="date">
            <text:p>18/jul</text:p>
          </table:table-cell>
          <table:table-cell table:style-name="ce27" table:formula="of:=[.D26]+7" office:value-type="date" office:date-value="2021-07-19" calcext:value-type="date">
            <text:p>19/jul</text:p>
          </table:table-cell>
          <table:table-cell table:style-name="ce27" table:formula="of:=[.E26]+7" office:value-type="date" office:date-value="2021-07-20" calcext:value-type="date">
            <text:p>20/jul</text:p>
          </table:table-cell>
          <table:table-cell table:style-name="ce27" table:formula="of:=[.F26]+7" office:value-type="date" office:date-value="2021-07-21" calcext:value-type="date">
            <text:p>21/jul</text:p>
          </table:table-cell>
          <table:table-cell table:style-name="ce27" table:formula="of:=[.G26]+7" office:value-type="date" office:date-value="2021-07-22" calcext:value-type="date">
            <text:p>22/jul</text:p>
          </table:table-cell>
          <table:table-cell table:style-name="ce7"/>
          <table:table-cell table:style-name="ce27" table:formula="of:=[.I26]+7" office:value-type="date" office:date-value="2021-08-06" calcext:value-type="date">
            <text:p>06/ago</text:p>
          </table:table-cell>
          <table:table-cell table:style-name="ce27" table:formula="of:=[.J26]+7" office:value-type="date" office:date-value="2021-08-07" calcext:value-type="date">
            <text:p>07/ago</text:p>
          </table:table-cell>
          <table:table-cell table:style-name="ce27" table:formula="of:=[.K26]+7" office:value-type="date" office:date-value="2021-08-08" calcext:value-type="date">
            <text:p>08/ago</text:p>
          </table:table-cell>
          <table:table-cell table:style-name="ce27" table:formula="of:=[.L26]+7" office:value-type="date" office:date-value="2021-08-09" calcext:value-type="date">
            <text:p>09/ago</text:p>
          </table:table-cell>
          <table:table-cell table:style-name="ce27" table:formula="of:=[.M26]+7" office:value-type="date" office:date-value="2021-08-10" calcext:value-type="date">
            <text:p>10/ago</text:p>
          </table:table-cell>
          <table:table-cell table:style-name="ce27" table:formula="of:=[.N26]+7" office:value-type="date" office:date-value="2021-08-11" calcext:value-type="date">
            <text:p>11/ago</text:p>
          </table:table-cell>
          <table:table-cell table:style-name="ce27" table:formula="of:=[.O26]+7" office:value-type="date" office:date-value="2021-08-12" calcext:value-type="date">
            <text:p>12/ago</text:p>
          </table:table-cell>
        </table:table-row>
        <table:table-row table:style-name="ro2">
          <table:table-cell table:style-name="ce27" table:formula="of:=[.A27]+7" office:value-type="date" office:date-value="2021-07-23" calcext:value-type="date">
            <text:p>23/jul</text:p>
          </table:table-cell>
          <table:table-cell table:style-name="ce27" table:formula="of:=[.B27]+7" office:value-type="date" office:date-value="2021-07-24" calcext:value-type="date">
            <text:p>24/jul</text:p>
          </table:table-cell>
          <table:table-cell table:style-name="ce27" table:formula="of:=[.C27]+7" office:value-type="date" office:date-value="2021-07-25" calcext:value-type="date">
            <text:p>25/jul</text:p>
          </table:table-cell>
          <table:table-cell table:style-name="ce27" table:formula="of:=[.D27]+7" office:value-type="date" office:date-value="2021-07-26" calcext:value-type="date">
            <text:p>26/jul</text:p>
          </table:table-cell>
          <table:table-cell table:style-name="ce27" table:formula="of:=[.E27]+7" office:value-type="date" office:date-value="2021-07-27" calcext:value-type="date">
            <text:p>27/jul</text:p>
          </table:table-cell>
          <table:table-cell table:style-name="ce27" table:formula="of:=[.F27]+7" office:value-type="date" office:date-value="2021-07-28" calcext:value-type="date">
            <text:p>28/jul</text:p>
          </table:table-cell>
          <table:table-cell table:style-name="ce27" table:formula="of:=[.G27]+7" office:value-type="date" office:date-value="2021-07-29" calcext:value-type="date">
            <text:p>29/jul</text:p>
          </table:table-cell>
          <table:table-cell table:style-name="ce7"/>
          <table:table-cell table:style-name="ce27" table:formula="of:=[.I27]+7" office:value-type="date" office:date-value="2021-08-13" calcext:value-type="date">
            <text:p>13/ago</text:p>
          </table:table-cell>
          <table:table-cell table:style-name="ce27" table:formula="of:=[.J27]+7" office:value-type="date" office:date-value="2021-08-14" calcext:value-type="date">
            <text:p>14/ago</text:p>
          </table:table-cell>
          <table:table-cell table:style-name="ce27" table:formula="of:=[.K27]+7" office:value-type="date" office:date-value="2021-08-15" calcext:value-type="date">
            <text:p>15/ago</text:p>
          </table:table-cell>
          <table:table-cell table:style-name="ce27" table:formula="of:=[.L27]+7" office:value-type="date" office:date-value="2021-08-16" calcext:value-type="date">
            <text:p>16/ago</text:p>
          </table:table-cell>
          <table:table-cell table:style-name="ce27" table:formula="of:=[.M27]+7" office:value-type="date" office:date-value="2021-08-17" calcext:value-type="date">
            <text:p>17/ago</text:p>
          </table:table-cell>
          <table:table-cell table:style-name="ce27" table:formula="of:=[.N27]+7" office:value-type="date" office:date-value="2021-08-18" calcext:value-type="date">
            <text:p>18/ago</text:p>
          </table:table-cell>
          <table:table-cell table:style-name="ce27" table:formula="of:=[.O27]+7" office:value-type="date" office:date-value="2021-08-19" calcext:value-type="date">
            <text:p>19/ago</text:p>
          </table:table-cell>
        </table:table-row>
        <table:table-row table:style-name="ro1">
          <table:table-cell table:style-name="ce19" table:formula="of:=[.A30]" office:value-type="date" office:date-value="2021-10-01" calcext:value-type="date">
            <text:p>vie</text:p>
          </table:table-cell>
          <table:table-cell table:style-name="ce19" table:formula="of:=[.B30]" office:value-type="date" office:date-value="2021-10-02" calcext:value-type="date">
            <text:p>sáb</text:p>
          </table:table-cell>
          <table:table-cell table:style-name="ce19" table:formula="of:=[.C30]" office:value-type="date" office:date-value="2021-10-03" calcext:value-type="date">
            <text:p>dom</text:p>
          </table:table-cell>
          <table:table-cell table:style-name="ce19" table:formula="of:=[.D30]" office:value-type="date" office:date-value="2021-10-04" calcext:value-type="date">
            <text:p>lun</text:p>
          </table:table-cell>
          <table:table-cell table:style-name="ce19" table:formula="of:=[.E30]" office:value-type="date" office:date-value="2021-10-05" calcext:value-type="date">
            <text:p>mar</text:p>
          </table:table-cell>
          <table:table-cell table:style-name="ce4" table:formula="of:=[.F30]" office:value-type="date" office:date-value="2021-10-06" calcext:value-type="date">
            <text:p>mié</text:p>
          </table:table-cell>
          <table:table-cell table:style-name="ce4" table:formula="of:=[.G30]" office:value-type="date" office:date-value="2021-10-07" calcext:value-type="date">
            <text:p>jue</text:p>
          </table:table-cell>
          <table:table-cell table:style-name="ce6"/>
          <table:table-cell table:style-name="ce19" table:formula="of:=[.I30]" office:value-type="date" office:date-value="2021-10-22" calcext:value-type="date">
            <text:p>vie</text:p>
          </table:table-cell>
          <table:table-cell table:style-name="ce19" table:formula="of:=[.J30]" office:value-type="date" office:date-value="2021-10-23" calcext:value-type="date">
            <text:p>sáb</text:p>
          </table:table-cell>
          <table:table-cell table:style-name="ce19" table:formula="of:=[.K30]" office:value-type="date" office:date-value="2021-10-24" calcext:value-type="date">
            <text:p>dom</text:p>
          </table:table-cell>
          <table:table-cell table:style-name="ce19" table:formula="of:=[.L30]" office:value-type="date" office:date-value="2021-10-25" calcext:value-type="date">
            <text:p>lun</text:p>
          </table:table-cell>
          <table:table-cell table:style-name="ce19" table:formula="of:=[.M30]" office:value-type="date" office:date-value="2021-10-26" calcext:value-type="date">
            <text:p>mar</text:p>
          </table:table-cell>
          <table:table-cell table:style-name="ce4" table:formula="of:=[.N30]" office:value-type="date" office:date-value="2021-10-27" calcext:value-type="date">
            <text:p>mié</text:p>
          </table:table-cell>
          <table:table-cell table:style-name="ce4" table:formula="of:=[.O30]" office:value-type="date" office:date-value="2021-10-28" calcext:value-type="date">
            <text:p>jue</text:p>
          </table:table-cell>
        </table:table-row>
        <table:table-row table:style-name="ro2">
          <table:table-cell table:style-name="ce27" table:formula="of:=[.O24]+1" office:value-type="date" office:date-value="2021-10-01" calcext:value-type="date">
            <text:p>01/oct</text:p>
          </table:table-cell>
          <table:table-cell table:style-name="ce27" table:formula="of:=[.A30]+1" office:value-type="date" office:date-value="2021-10-02" calcext:value-type="date">
            <text:p>02/oct</text:p>
          </table:table-cell>
          <table:table-cell table:style-name="ce27" table:formula="of:=[.B30]+1" office:value-type="date" office:date-value="2021-10-03" calcext:value-type="date">
            <text:p>03/oct</text:p>
          </table:table-cell>
          <table:table-cell table:style-name="ce27" table:formula="of:=[.C30]+1" office:value-type="date" office:date-value="2021-10-04" calcext:value-type="date">
            <text:p>04/oct</text:p>
          </table:table-cell>
          <table:table-cell table:style-name="ce27" table:formula="of:=[.D30]+1" office:value-type="date" office:date-value="2021-10-05" calcext:value-type="date">
            <text:p>05/oct</text:p>
          </table:table-cell>
          <table:table-cell table:style-name="ce27" table:formula="of:=[.E30]+1" office:value-type="date" office:date-value="2021-10-06" calcext:value-type="date">
            <text:p>06/oct</text:p>
          </table:table-cell>
          <table:table-cell table:style-name="ce27" table:formula="of:=[.F30]+1" office:value-type="date" office:date-value="2021-10-07" calcext:value-type="date">
            <text:p>07/oct</text:p>
          </table:table-cell>
          <table:table-cell table:style-name="ce7"/>
          <table:table-cell table:style-name="ce27" table:formula="of:=[.G32]+1" office:value-type="date" office:date-value="2021-10-22" calcext:value-type="date">
            <text:p>22/oct</text:p>
          </table:table-cell>
          <table:table-cell table:style-name="ce27" table:formula="of:=[.I30]+1" office:value-type="date" office:date-value="2021-10-23" calcext:value-type="date">
            <text:p>23/oct</text:p>
          </table:table-cell>
          <table:table-cell table:style-name="ce27" table:formula="of:=[.J30]+1" office:value-type="date" office:date-value="2021-10-24" calcext:value-type="date">
            <text:p>24/oct</text:p>
          </table:table-cell>
          <table:table-cell table:style-name="ce27" table:formula="of:=[.K30]+1" office:value-type="date" office:date-value="2021-10-25" calcext:value-type="date">
            <text:p>25/oct</text:p>
          </table:table-cell>
          <table:table-cell table:style-name="ce27" table:formula="of:=[.L30]+1" office:value-type="date" office:date-value="2021-10-26" calcext:value-type="date">
            <text:p>26/oct</text:p>
          </table:table-cell>
          <table:table-cell table:style-name="ce27" table:formula="of:=[.M30]+1" office:value-type="date" office:date-value="2021-10-27" calcext:value-type="date">
            <text:p>27/oct</text:p>
          </table:table-cell>
          <table:table-cell table:style-name="ce27" table:formula="of:=[.N30]+1" office:value-type="date" office:date-value="2021-10-28" calcext:value-type="date">
            <text:p>28/oct</text:p>
          </table:table-cell>
        </table:table-row>
        <table:table-row table:style-name="ro2">
          <table:table-cell table:style-name="ce27" table:formula="of:=[.A30]+7" office:value-type="date" office:date-value="2021-10-08" calcext:value-type="date">
            <text:p>08/oct</text:p>
          </table:table-cell>
          <table:table-cell table:style-name="ce27" table:formula="of:=[.B30]+7" office:value-type="date" office:date-value="2021-10-09" calcext:value-type="date">
            <text:p>09/oct</text:p>
          </table:table-cell>
          <table:table-cell table:style-name="ce27" table:formula="of:=[.C30]+7" office:value-type="date" office:date-value="2021-10-10" calcext:value-type="date">
            <text:p>10/oct</text:p>
          </table:table-cell>
          <table:table-cell table:style-name="ce27" table:formula="of:=[.D30]+7" office:value-type="date" office:date-value="2021-10-11" calcext:value-type="date">
            <text:p>11/oct</text:p>
          </table:table-cell>
          <table:table-cell table:style-name="ce27" table:formula="of:=[.E30]+7" office:value-type="date" office:date-value="2021-10-12" calcext:value-type="date">
            <text:p>12/oct</text:p>
          </table:table-cell>
          <table:table-cell table:style-name="ce27" table:formula="of:=[.F30]+7" office:value-type="date" office:date-value="2021-10-13" calcext:value-type="date">
            <text:p>13/oct</text:p>
          </table:table-cell>
          <table:table-cell table:style-name="ce27" table:formula="of:=[.G30]+7" office:value-type="date" office:date-value="2021-10-14" calcext:value-type="date">
            <text:p>14/oct</text:p>
          </table:table-cell>
          <table:table-cell table:style-name="ce7"/>
          <table:table-cell table:style-name="ce27" table:formula="of:=[.I30]+7" office:value-type="date" office:date-value="2021-10-29" calcext:value-type="date">
            <text:p>29/oct</text:p>
          </table:table-cell>
          <table:table-cell table:style-name="ce27" table:formula="of:=[.J30]+7" office:value-type="date" office:date-value="2021-10-30" calcext:value-type="date">
            <text:p>30/oct</text:p>
          </table:table-cell>
          <table:table-cell table:style-name="ce27" table:formula="of:=[.K30]+7" office:value-type="date" office:date-value="2021-10-31" calcext:value-type="date">
            <text:p>31/oct</text:p>
          </table:table-cell>
          <table:table-cell table:style-name="ce27" table:formula="of:=[.L30]+7" office:value-type="date" office:date-value="2021-11-01" calcext:value-type="date">
            <text:p>01/nov</text:p>
          </table:table-cell>
          <table:table-cell table:style-name="ce27" table:formula="of:=[.M30]+7" office:value-type="date" office:date-value="2021-11-02" calcext:value-type="date">
            <text:p>02/nov</text:p>
          </table:table-cell>
          <table:table-cell table:style-name="ce27" table:formula="of:=[.N30]+7" office:value-type="date" office:date-value="2021-11-03" calcext:value-type="date">
            <text:p>03/nov</text:p>
          </table:table-cell>
          <table:table-cell table:style-name="ce27" table:formula="of:=[.O30]+7" office:value-type="date" office:date-value="2021-11-04" calcext:value-type="date">
            <text:p>04/nov</text:p>
          </table:table-cell>
        </table:table-row>
        <table:table-row table:style-name="ro2">
          <table:table-cell table:style-name="ce27" table:formula="of:=[.A31]+7" office:value-type="date" office:date-value="2021-10-15" calcext:value-type="date">
            <text:p>15/oct</text:p>
          </table:table-cell>
          <table:table-cell table:style-name="ce27" table:formula="of:=[.B31]+7" office:value-type="date" office:date-value="2021-10-16" calcext:value-type="date">
            <text:p>16/oct</text:p>
          </table:table-cell>
          <table:table-cell table:style-name="ce27" table:formula="of:=[.C31]+7" office:value-type="date" office:date-value="2021-10-17" calcext:value-type="date">
            <text:p>17/oct</text:p>
          </table:table-cell>
          <table:table-cell table:style-name="ce27" table:formula="of:=[.D31]+7" office:value-type="date" office:date-value="2021-10-18" calcext:value-type="date">
            <text:p>18/oct</text:p>
          </table:table-cell>
          <table:table-cell table:style-name="ce27" table:formula="of:=[.E31]+7" office:value-type="date" office:date-value="2021-10-19" calcext:value-type="date">
            <text:p>19/oct</text:p>
          </table:table-cell>
          <table:table-cell table:style-name="ce27" table:formula="of:=[.F31]+7" office:value-type="date" office:date-value="2021-10-20" calcext:value-type="date">
            <text:p>20/oct</text:p>
          </table:table-cell>
          <table:table-cell table:style-name="ce27" table:formula="of:=[.G31]+7" office:value-type="date" office:date-value="2021-10-21" calcext:value-type="date">
            <text:p>21/oct</text:p>
          </table:table-cell>
          <table:table-cell table:style-name="ce7"/>
          <table:table-cell table:style-name="ce27" table:formula="of:=[.I31]+7" office:value-type="date" office:date-value="2021-11-05" calcext:value-type="date">
            <text:p>05/nov</text:p>
          </table:table-cell>
          <table:table-cell table:style-name="ce27" table:formula="of:=[.J31]+7" office:value-type="date" office:date-value="2021-11-06" calcext:value-type="date">
            <text:p>06/nov</text:p>
          </table:table-cell>
          <table:table-cell table:style-name="ce27" table:formula="of:=[.K31]+7" office:value-type="date" office:date-value="2021-11-07" calcext:value-type="date">
            <text:p>07/nov</text:p>
          </table:table-cell>
          <table:table-cell table:style-name="ce27" table:formula="of:=[.L31]+7" office:value-type="date" office:date-value="2021-11-08" calcext:value-type="date">
            <text:p>08/nov</text:p>
          </table:table-cell>
          <table:table-cell table:style-name="ce27" table:formula="of:=[.M31]+7" office:value-type="date" office:date-value="2021-11-09" calcext:value-type="date">
            <text:p>09/nov</text:p>
          </table:table-cell>
          <table:table-cell table:style-name="ce27" table:formula="of:=[.N31]+7" office:value-type="date" office:date-value="2021-11-10" calcext:value-type="date">
            <text:p>10/nov</text:p>
          </table:table-cell>
          <table:table-cell table:style-name="ce27" table:formula="of:=[.O31]+7" office:value-type="date" office:date-value="2021-11-11" calcext:value-type="date">
            <text:p>11/nov</text:p>
          </table:table-cell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6" table:default-cell-style-name="ce30"/>
        <table:table-column table:style-name="co1" table:default-cell-style-name="ce5"/>
        <table:table-column table:style-name="co2" table:default-cell-style-name="ce5"/>
        <table:table-column table:style-name="co1" table:number-columns-repeated="6" table:default-cell-style-name="ce30"/>
        <table:table-column table:style-name="co1" table:default-cell-style-name="ce5"/>
        <table:table-row table:style-name="ro1">
          <table:table-cell table:style-name="ce19" table:formula="of:=[.A2]" office:value-type="date" office:date-value="2021-03-05" calcext:value-type="date">
            <text:p>vie</text:p>
          </table:table-cell>
          <table:table-cell table:style-name="ce19" table:formula="of:=[.B2]" office:value-type="date" office:date-value="2021-03-06" calcext:value-type="date">
            <text:p>sáb</text:p>
          </table:table-cell>
          <table:table-cell table:style-name="ce19" table:formula="of:=[.C2]" office:value-type="date" office:date-value="2021-03-07" calcext:value-type="date">
            <text:p>dom</text:p>
          </table:table-cell>
          <table:table-cell table:style-name="ce19" table:formula="of:=[.D2]" office:value-type="date" office:date-value="2021-03-08" calcext:value-type="date">
            <text:p>lun</text:p>
          </table:table-cell>
          <table:table-cell table:style-name="ce19" table:formula="of:=[.E2]" office:value-type="date" office:date-value="2021-03-09" calcext:value-type="date">
            <text:p>mar</text:p>
          </table:table-cell>
          <table:table-cell table:style-name="ce4" table:formula="of:=[.F2]" office:value-type="date" office:date-value="2021-03-10" calcext:value-type="date">
            <text:p>mié</text:p>
          </table:table-cell>
          <table:table-cell table:style-name="ce4" table:formula="of:=[.G2]" office:value-type="date" office:date-value="2021-03-11" calcext:value-type="date">
            <text:p>jue</text:p>
          </table:table-cell>
          <table:table-cell table:style-name="ce6"/>
          <table:table-cell table:style-name="ce19" table:formula="of:=[.I2]" office:value-type="date" office:date-value="2021-01-01" calcext:value-type="date">
            <text:p>vie</text:p>
          </table:table-cell>
          <table:table-cell table:style-name="ce19" table:formula="of:=[.J2]" office:value-type="date" office:date-value="2021-01-02" calcext:value-type="date">
            <text:p>sáb</text:p>
          </table:table-cell>
          <table:table-cell table:style-name="ce19" table:formula="of:=[.K2]" office:value-type="date" office:date-value="2021-01-03" calcext:value-type="date">
            <text:p>dom</text:p>
          </table:table-cell>
          <table:table-cell table:style-name="ce19" table:formula="of:=[.L2]" office:value-type="date" office:date-value="2021-01-04" calcext:value-type="date">
            <text:p>lun</text:p>
          </table:table-cell>
          <table:table-cell table:style-name="ce19" table:formula="of:=[.M2]" office:value-type="date" office:date-value="2021-01-05" calcext:value-type="date">
            <text:p>mar</text:p>
          </table:table-cell>
          <table:table-cell table:style-name="ce4" table:formula="of:=[.N2]" office:value-type="date" office:date-value="2021-01-06" calcext:value-type="date">
            <text:p>mié</text:p>
          </table:table-cell>
          <table:table-cell table:style-name="ce4" table:formula="of:=[.O2]" office:value-type="date" office:date-value="2021-01-07" calcext:value-type="date">
            <text:p>jue</text:p>
          </table:table-cell>
        </table:table-row>
        <table:table-row table:style-name="ro2">
          <table:table-cell table:style-name="ce27" table:formula="of:=[.O12]+1" office:value-type="date" office:date-value="2021-03-05" calcext:value-type="date">
            <text:p>05/mar</text:p>
          </table:table-cell>
          <table:table-cell table:style-name="ce27" table:formula="of:=[.A2]+1" office:value-type="date" office:date-value="2021-03-06" calcext:value-type="date">
            <text:p>06/mar</text:p>
          </table:table-cell>
          <table:table-cell table:style-name="ce27" table:formula="of:=[.B2]+1" office:value-type="date" office:date-value="2021-03-07" calcext:value-type="date">
            <text:p>07/mar</text:p>
          </table:table-cell>
          <table:table-cell table:style-name="ce27" table:formula="of:=[.C2]+1" office:value-type="date" office:date-value="2021-03-08" calcext:value-type="date">
            <text:p>08/mar</text:p>
          </table:table-cell>
          <table:table-cell table:style-name="ce27" table:formula="of:=[.D2]+1" office:value-type="date" office:date-value="2021-03-09" calcext:value-type="date">
            <text:p>09/mar</text:p>
          </table:table-cell>
          <table:table-cell table:style-name="ce27" table:formula="of:=[.E2]+1" office:value-type="date" office:date-value="2021-03-10" calcext:value-type="date">
            <text:p>10/mar</text:p>
          </table:table-cell>
          <table:table-cell table:style-name="ce27" table:formula="of:=[.F2]+1" office:value-type="date" office:date-value="2021-03-11" calcext:value-type="date">
            <text:p>11/mar</text:p>
          </table:table-cell>
          <table:table-cell table:style-name="ce7"/>
          <table:table-cell table:style-name="ce27" office:value-type="date" office:date-value="2021-01-01" calcext:value-type="date">
            <text:p>01/ene</text:p>
          </table:table-cell>
          <table:table-cell table:style-name="ce27" table:formula="of:=[.I2]+1" office:value-type="date" office:date-value="2021-01-02" calcext:value-type="date">
            <text:p>02/ene</text:p>
          </table:table-cell>
          <table:table-cell table:style-name="ce27" table:formula="of:=[.J2]+1" office:value-type="date" office:date-value="2021-01-03" calcext:value-type="date">
            <text:p>03/ene</text:p>
          </table:table-cell>
          <table:table-cell table:style-name="ce27" table:formula="of:=[.K2]+1" office:value-type="date" office:date-value="2021-01-04" calcext:value-type="date">
            <text:p>04/ene</text:p>
          </table:table-cell>
          <table:table-cell table:style-name="ce27" table:formula="of:=[.L2]+1" office:value-type="date" office:date-value="2021-01-05" calcext:value-type="date">
            <text:p>05/ene</text:p>
          </table:table-cell>
          <table:table-cell table:style-name="ce27" table:formula="of:=[.M2]+1" office:value-type="date" office:date-value="2021-01-06" calcext:value-type="date">
            <text:p>06/ene</text:p>
          </table:table-cell>
          <table:table-cell table:style-name="ce27" table:formula="of:=[.N2]+1" office:value-type="date" office:date-value="2021-01-07" calcext:value-type="date">
            <text:p>07/ene</text:p>
          </table:table-cell>
        </table:table-row>
        <table:table-row table:style-name="ro2">
          <table:table-cell table:style-name="ce27" table:formula="of:=[.A2]+7" office:value-type="date" office:date-value="2021-03-12" calcext:value-type="date">
            <text:p>12/mar</text:p>
          </table:table-cell>
          <table:table-cell table:style-name="ce27" table:formula="of:=[.B2]+7" office:value-type="date" office:date-value="2021-03-13" calcext:value-type="date">
            <text:p>13/mar</text:p>
          </table:table-cell>
          <table:table-cell table:style-name="ce27" table:formula="of:=[.C2]+7" office:value-type="date" office:date-value="2021-03-14" calcext:value-type="date">
            <text:p>14/mar</text:p>
          </table:table-cell>
          <table:table-cell table:style-name="ce27" table:formula="of:=[.D2]+7" office:value-type="date" office:date-value="2021-03-15" calcext:value-type="date">
            <text:p>15/mar</text:p>
          </table:table-cell>
          <table:table-cell table:style-name="ce27" table:formula="of:=[.E2]+7" office:value-type="date" office:date-value="2021-03-16" calcext:value-type="date">
            <text:p>16/mar</text:p>
          </table:table-cell>
          <table:table-cell table:style-name="ce27" table:formula="of:=[.F2]+7" office:value-type="date" office:date-value="2021-03-17" calcext:value-type="date">
            <text:p>17/mar</text:p>
          </table:table-cell>
          <table:table-cell table:style-name="ce27" table:formula="of:=[.G2]+7" office:value-type="date" office:date-value="2021-03-18" calcext:value-type="date">
            <text:p>18/mar</text:p>
          </table:table-cell>
          <table:table-cell table:style-name="ce7"/>
          <table:table-cell table:style-name="ce27" table:formula="of:=[.I2]+7" office:value-type="date" office:date-value="2021-01-08" calcext:value-type="date">
            <text:p>08/ene</text:p>
          </table:table-cell>
          <table:table-cell table:style-name="ce27" table:formula="of:=[.J2]+7" office:value-type="date" office:date-value="2021-01-09" calcext:value-type="date">
            <text:p>09/ene</text:p>
          </table:table-cell>
          <table:table-cell table:style-name="ce27" table:formula="of:=[.K2]+7" office:value-type="date" office:date-value="2021-01-10" calcext:value-type="date">
            <text:p>10/ene</text:p>
          </table:table-cell>
          <table:table-cell table:style-name="ce27" table:formula="of:=[.L2]+7" office:value-type="date" office:date-value="2021-01-11" calcext:value-type="date">
            <text:p>11/ene</text:p>
          </table:table-cell>
          <table:table-cell table:style-name="ce27" table:formula="of:=[.M2]+7" office:value-type="date" office:date-value="2021-01-12" calcext:value-type="date">
            <text:p>12/ene</text:p>
          </table:table-cell>
          <table:table-cell table:style-name="ce27" table:formula="of:=[.N2]+7" office:value-type="date" office:date-value="2021-01-13" calcext:value-type="date">
            <text:p>13/ene</text:p>
          </table:table-cell>
          <table:table-cell table:style-name="ce27" table:formula="of:=[.O2]+7" office:value-type="date" office:date-value="2021-01-14" calcext:value-type="date">
            <text:p>14/ene</text:p>
          </table:table-cell>
        </table:table-row>
        <table:table-row table:style-name="ro2">
          <table:table-cell table:style-name="ce27" table:formula="of:=[.A3]+7" office:value-type="date" office:date-value="2021-03-19" calcext:value-type="date">
            <text:p>19/mar</text:p>
          </table:table-cell>
          <table:table-cell table:style-name="ce27" table:formula="of:=[.B3]+7" office:value-type="date" office:date-value="2021-03-20" calcext:value-type="date">
            <text:p>20/mar</text:p>
          </table:table-cell>
          <table:table-cell table:style-name="ce27" table:formula="of:=[.C3]+7" office:value-type="date" office:date-value="2021-03-21" calcext:value-type="date">
            <text:p>21/mar</text:p>
          </table:table-cell>
          <table:table-cell table:style-name="ce27" table:formula="of:=[.D3]+7" office:value-type="date" office:date-value="2021-03-22" calcext:value-type="date">
            <text:p>22/mar</text:p>
          </table:table-cell>
          <table:table-cell table:style-name="ce27" table:formula="of:=[.E3]+7" office:value-type="date" office:date-value="2021-03-23" calcext:value-type="date">
            <text:p>23/mar</text:p>
          </table:table-cell>
          <table:table-cell table:style-name="ce27" table:formula="of:=[.F3]+7" office:value-type="date" office:date-value="2021-03-24" calcext:value-type="date">
            <text:p>24/mar</text:p>
          </table:table-cell>
          <table:table-cell table:style-name="ce27" table:formula="of:=[.G3]+7" office:value-type="date" office:date-value="2021-03-25" calcext:value-type="date">
            <text:p>25/mar</text:p>
          </table:table-cell>
          <table:table-cell table:style-name="ce7"/>
          <table:table-cell table:style-name="ce27" table:formula="of:=[.I3]+7" office:value-type="date" office:date-value="2021-01-15" calcext:value-type="date">
            <text:p>15/ene</text:p>
          </table:table-cell>
          <table:table-cell table:style-name="ce27" table:formula="of:=[.J3]+7" office:value-type="date" office:date-value="2021-01-16" calcext:value-type="date">
            <text:p>16/ene</text:p>
          </table:table-cell>
          <table:table-cell table:style-name="ce27" table:formula="of:=[.K3]+7" office:value-type="date" office:date-value="2021-01-17" calcext:value-type="date">
            <text:p>17/ene</text:p>
          </table:table-cell>
          <table:table-cell table:style-name="ce27" table:formula="of:=[.L3]+7" office:value-type="date" office:date-value="2021-01-18" calcext:value-type="date">
            <text:p>18/ene</text:p>
          </table:table-cell>
          <table:table-cell table:style-name="ce27" table:formula="of:=[.M3]+7" office:value-type="date" office:date-value="2021-01-19" calcext:value-type="date">
            <text:p>19/ene</text:p>
          </table:table-cell>
          <table:table-cell table:style-name="ce27" table:formula="of:=[.N3]+7" office:value-type="date" office:date-value="2021-01-20" calcext:value-type="date">
            <text:p>20/ene</text:p>
          </table:table-cell>
          <table:table-cell table:style-name="ce27" table:formula="of:=[.O3]+7" office:value-type="date" office:date-value="2021-01-21" calcext:value-type="date">
            <text:p>21/ene</text:p>
          </table:table-cell>
        </table:table-row>
        <table:table-row table:style-name="ro1">
          <table:table-cell table:style-name="ce19" table:formula="of:=[.A6]" office:value-type="date" office:date-value="2021-05-28" calcext:value-type="date">
            <text:p>vie</text:p>
          </table:table-cell>
          <table:table-cell table:style-name="ce19" table:formula="of:=[.B6]" office:value-type="date" office:date-value="2021-05-29" calcext:value-type="date">
            <text:p>sáb</text:p>
          </table:table-cell>
          <table:table-cell table:style-name="ce19" table:formula="of:=[.C6]" office:value-type="date" office:date-value="2021-05-30" calcext:value-type="date">
            <text:p>dom</text:p>
          </table:table-cell>
          <table:table-cell table:style-name="ce19" table:formula="of:=[.D6]" office:value-type="date" office:date-value="2021-05-31" calcext:value-type="date">
            <text:p>lun</text:p>
          </table:table-cell>
          <table:table-cell table:style-name="ce19" table:formula="of:=[.E6]" office:value-type="date" office:date-value="2021-06-01" calcext:value-type="date">
            <text:p>mar</text:p>
          </table:table-cell>
          <table:table-cell table:style-name="ce4" table:formula="of:=[.F6]" office:value-type="date" office:date-value="2021-06-02" calcext:value-type="date">
            <text:p>mié</text:p>
          </table:table-cell>
          <table:table-cell table:style-name="ce4" table:formula="of:=[.G6]" office:value-type="date" office:date-value="2021-06-03" calcext:value-type="date">
            <text:p>jue</text:p>
          </table:table-cell>
          <table:table-cell table:style-name="ce6"/>
          <table:table-cell table:style-name="ce19" table:formula="of:=[.I6]" office:value-type="date" office:date-value="2021-03-26" calcext:value-type="date">
            <text:p>vie</text:p>
          </table:table-cell>
          <table:table-cell table:style-name="ce19" table:formula="of:=[.J6]" office:value-type="date" office:date-value="2021-03-27" calcext:value-type="date">
            <text:p>sáb</text:p>
          </table:table-cell>
          <table:table-cell table:style-name="ce19" table:formula="of:=[.K6]" office:value-type="date" office:date-value="2021-03-28" calcext:value-type="date">
            <text:p>dom</text:p>
          </table:table-cell>
          <table:table-cell table:style-name="ce19" table:formula="of:=[.L6]" office:value-type="date" office:date-value="2021-03-29" calcext:value-type="date">
            <text:p>lun</text:p>
          </table:table-cell>
          <table:table-cell table:style-name="ce19" table:formula="of:=[.M6]" office:value-type="date" office:date-value="2021-03-30" calcext:value-type="date">
            <text:p>mar</text:p>
          </table:table-cell>
          <table:table-cell table:style-name="ce4" table:formula="of:=[.N6]" office:value-type="date" office:date-value="2021-03-31" calcext:value-type="date">
            <text:p>mié</text:p>
          </table:table-cell>
          <table:table-cell table:style-name="ce4" table:formula="of:=[.O6]" office:value-type="date" office:date-value="2021-04-01" calcext:value-type="date">
            <text:p>jue</text:p>
          </table:table-cell>
        </table:table-row>
        <table:table-row table:style-name="ro2">
          <table:table-cell table:style-name="ce27" table:formula="of:=[.O16]+1" office:value-type="date" office:date-value="2021-05-28" calcext:value-type="date">
            <text:p>28/may</text:p>
          </table:table-cell>
          <table:table-cell table:style-name="ce27" table:formula="of:=[.A6]+1" office:value-type="date" office:date-value="2021-05-29" calcext:value-type="date">
            <text:p>29/may</text:p>
          </table:table-cell>
          <table:table-cell table:style-name="ce27" table:formula="of:=[.B6]+1" office:value-type="date" office:date-value="2021-05-30" calcext:value-type="date">
            <text:p>30/may</text:p>
          </table:table-cell>
          <table:table-cell table:style-name="ce27" table:formula="of:=[.C6]+1" office:value-type="date" office:date-value="2021-05-31" calcext:value-type="date">
            <text:p>31/may</text:p>
          </table:table-cell>
          <table:table-cell table:style-name="ce27" table:formula="of:=[.D6]+1" office:value-type="date" office:date-value="2021-06-01" calcext:value-type="date">
            <text:p>01/jun</text:p>
          </table:table-cell>
          <table:table-cell table:style-name="ce27" table:formula="of:=[.E6]+1" office:value-type="date" office:date-value="2021-06-02" calcext:value-type="date">
            <text:p>02/jun</text:p>
          </table:table-cell>
          <table:table-cell table:style-name="ce27" table:formula="of:=[.F6]+1" office:value-type="date" office:date-value="2021-06-03" calcext:value-type="date">
            <text:p>03/jun</text:p>
          </table:table-cell>
          <table:table-cell table:style-name="ce7"/>
          <table:table-cell table:style-name="ce27" table:formula="of:=[.G4]+1" office:value-type="date" office:date-value="2021-03-26" calcext:value-type="date">
            <text:p>26/mar</text:p>
          </table:table-cell>
          <table:table-cell table:style-name="ce27" table:formula="of:=[.I6]+1" office:value-type="date" office:date-value="2021-03-27" calcext:value-type="date">
            <text:p>27/mar</text:p>
          </table:table-cell>
          <table:table-cell table:style-name="ce27" table:formula="of:=[.J6]+1" office:value-type="date" office:date-value="2021-03-28" calcext:value-type="date">
            <text:p>28/mar</text:p>
          </table:table-cell>
          <table:table-cell table:style-name="ce27" table:formula="of:=[.K6]+1" office:value-type="date" office:date-value="2021-03-29" calcext:value-type="date">
            <text:p>29/mar</text:p>
          </table:table-cell>
          <table:table-cell table:style-name="ce27" table:formula="of:=[.L6]+1" office:value-type="date" office:date-value="2021-03-30" calcext:value-type="date">
            <text:p>30/mar</text:p>
          </table:table-cell>
          <table:table-cell table:style-name="ce27" table:formula="of:=[.M6]+1" office:value-type="date" office:date-value="2021-03-31" calcext:value-type="date">
            <text:p>31/mar</text:p>
          </table:table-cell>
          <table:table-cell table:style-name="ce27" table:formula="of:=[.N6]+1" office:value-type="date" office:date-value="2021-04-01" calcext:value-type="date">
            <text:p>01/abr</text:p>
          </table:table-cell>
        </table:table-row>
        <table:table-row table:style-name="ro2">
          <table:table-cell table:style-name="ce27" table:formula="of:=[.A6]+7" office:value-type="date" office:date-value="2021-06-04" calcext:value-type="date">
            <text:p>04/jun</text:p>
          </table:table-cell>
          <table:table-cell table:style-name="ce27" table:formula="of:=[.B6]+7" office:value-type="date" office:date-value="2021-06-05" calcext:value-type="date">
            <text:p>05/jun</text:p>
          </table:table-cell>
          <table:table-cell table:style-name="ce27" table:formula="of:=[.C6]+7" office:value-type="date" office:date-value="2021-06-06" calcext:value-type="date">
            <text:p>06/jun</text:p>
          </table:table-cell>
          <table:table-cell table:style-name="ce27" table:formula="of:=[.D6]+7" office:value-type="date" office:date-value="2021-06-07" calcext:value-type="date">
            <text:p>07/jun</text:p>
          </table:table-cell>
          <table:table-cell table:style-name="ce27" table:formula="of:=[.E6]+7" office:value-type="date" office:date-value="2021-06-08" calcext:value-type="date">
            <text:p>08/jun</text:p>
          </table:table-cell>
          <table:table-cell table:style-name="ce27" table:formula="of:=[.F6]+7" office:value-type="date" office:date-value="2021-06-09" calcext:value-type="date">
            <text:p>09/jun</text:p>
          </table:table-cell>
          <table:table-cell table:style-name="ce27" table:formula="of:=[.G6]+7" office:value-type="date" office:date-value="2021-06-10" calcext:value-type="date">
            <text:p>10/jun</text:p>
          </table:table-cell>
          <table:table-cell table:style-name="ce7"/>
          <table:table-cell table:style-name="ce27" table:formula="of:=[.I6]+7" office:value-type="date" office:date-value="2021-04-02" calcext:value-type="date">
            <text:p>02/abr</text:p>
          </table:table-cell>
          <table:table-cell table:style-name="ce27" table:formula="of:=[.J6]+7" office:value-type="date" office:date-value="2021-04-03" calcext:value-type="date">
            <text:p>03/abr</text:p>
          </table:table-cell>
          <table:table-cell table:style-name="ce27" table:formula="of:=[.K6]+7" office:value-type="date" office:date-value="2021-04-04" calcext:value-type="date">
            <text:p>04/abr</text:p>
          </table:table-cell>
          <table:table-cell table:style-name="ce27" table:formula="of:=[.L6]+7" office:value-type="date" office:date-value="2021-04-05" calcext:value-type="date">
            <text:p>05/abr</text:p>
          </table:table-cell>
          <table:table-cell table:style-name="ce27" table:formula="of:=[.M6]+7" office:value-type="date" office:date-value="2021-04-06" calcext:value-type="date">
            <text:p>06/abr</text:p>
          </table:table-cell>
          <table:table-cell table:style-name="ce27" table:formula="of:=[.N6]+7" office:value-type="date" office:date-value="2021-04-07" calcext:value-type="date">
            <text:p>07/abr</text:p>
          </table:table-cell>
          <table:table-cell table:style-name="ce27" table:formula="of:=[.O6]+7" office:value-type="date" office:date-value="2021-04-08" calcext:value-type="date">
            <text:p>08/abr</text:p>
          </table:table-cell>
        </table:table-row>
        <table:table-row table:style-name="ro2">
          <table:table-cell table:style-name="ce27" table:formula="of:=[.A7]+7" office:value-type="date" office:date-value="2021-06-11" calcext:value-type="date">
            <text:p>11/jun</text:p>
          </table:table-cell>
          <table:table-cell table:style-name="ce27" table:formula="of:=[.B7]+7" office:value-type="date" office:date-value="2021-06-12" calcext:value-type="date">
            <text:p>12/jun</text:p>
          </table:table-cell>
          <table:table-cell table:style-name="ce27" table:formula="of:=[.C7]+7" office:value-type="date" office:date-value="2021-06-13" calcext:value-type="date">
            <text:p>13/jun</text:p>
          </table:table-cell>
          <table:table-cell table:style-name="ce27" table:formula="of:=[.D7]+7" office:value-type="date" office:date-value="2021-06-14" calcext:value-type="date">
            <text:p>14/jun</text:p>
          </table:table-cell>
          <table:table-cell table:style-name="ce27" table:formula="of:=[.E7]+7" office:value-type="date" office:date-value="2021-06-15" calcext:value-type="date">
            <text:p>15/jun</text:p>
          </table:table-cell>
          <table:table-cell table:style-name="ce27" table:formula="of:=[.F7]+7" office:value-type="date" office:date-value="2021-06-16" calcext:value-type="date">
            <text:p>16/jun</text:p>
          </table:table-cell>
          <table:table-cell table:style-name="ce27" table:formula="of:=[.G7]+7" office:value-type="date" office:date-value="2021-06-17" calcext:value-type="date">
            <text:p>17/jun</text:p>
          </table:table-cell>
          <table:table-cell table:style-name="ce7"/>
          <table:table-cell table:style-name="ce27" table:formula="of:=[.I7]+7" office:value-type="date" office:date-value="2021-04-09" calcext:value-type="date">
            <text:p>09/abr</text:p>
          </table:table-cell>
          <table:table-cell table:style-name="ce27" table:formula="of:=[.J7]+7" office:value-type="date" office:date-value="2021-04-10" calcext:value-type="date">
            <text:p>10/abr</text:p>
          </table:table-cell>
          <table:table-cell table:style-name="ce27" table:formula="of:=[.K7]+7" office:value-type="date" office:date-value="2021-04-11" calcext:value-type="date">
            <text:p>11/abr</text:p>
          </table:table-cell>
          <table:table-cell table:style-name="ce27" table:formula="of:=[.L7]+7" office:value-type="date" office:date-value="2021-04-12" calcext:value-type="date">
            <text:p>12/abr</text:p>
          </table:table-cell>
          <table:table-cell table:style-name="ce27" table:formula="of:=[.M7]+7" office:value-type="date" office:date-value="2021-04-13" calcext:value-type="date">
            <text:p>13/abr</text:p>
          </table:table-cell>
          <table:table-cell table:style-name="ce27" table:formula="of:=[.N7]+7" office:value-type="date" office:date-value="2021-04-14" calcext:value-type="date">
            <text:p>14/abr</text:p>
          </table:table-cell>
          <table:table-cell table:style-name="ce27" table:formula="of:=[.O7]+7" office:value-type="date" office:date-value="2021-04-15" calcext:value-type="date">
            <text:p>15/abr</text:p>
          </table:table-cell>
        </table:table-row>
        <table:table-row table:style-name="ro1">
          <table:table-cell table:style-name="ce19" table:formula="of:=[.A10]" office:value-type="date" office:date-value="2021-01-22" calcext:value-type="date">
            <text:p>vie</text:p>
          </table:table-cell>
          <table:table-cell table:style-name="ce19" table:formula="of:=[.B10]" office:value-type="date" office:date-value="2021-01-23" calcext:value-type="date">
            <text:p>sáb</text:p>
          </table:table-cell>
          <table:table-cell table:style-name="ce19" table:formula="of:=[.C10]" office:value-type="date" office:date-value="2021-01-24" calcext:value-type="date">
            <text:p>dom</text:p>
          </table:table-cell>
          <table:table-cell table:style-name="ce19" table:formula="of:=[.D10]" office:value-type="date" office:date-value="2021-01-25" calcext:value-type="date">
            <text:p>lun</text:p>
          </table:table-cell>
          <table:table-cell table:style-name="ce19" table:formula="of:=[.E10]" office:value-type="date" office:date-value="2021-01-26" calcext:value-type="date">
            <text:p>mar</text:p>
          </table:table-cell>
          <table:table-cell table:style-name="ce4" table:formula="of:=[.F10]" office:value-type="date" office:date-value="2021-01-27" calcext:value-type="date">
            <text:p>mié</text:p>
          </table:table-cell>
          <table:table-cell table:style-name="ce4" table:formula="of:=[.G10]" office:value-type="date" office:date-value="2021-01-28" calcext:value-type="date">
            <text:p>jue</text:p>
          </table:table-cell>
          <table:table-cell table:style-name="ce6"/>
          <table:table-cell table:style-name="ce19" table:formula="of:=[.I10]" office:value-type="date" office:date-value="2021-02-12" calcext:value-type="date">
            <text:p>vie</text:p>
          </table:table-cell>
          <table:table-cell table:style-name="ce19" table:formula="of:=[.J10]" office:value-type="date" office:date-value="2021-02-13" calcext:value-type="date">
            <text:p>sáb</text:p>
          </table:table-cell>
          <table:table-cell table:style-name="ce19" table:formula="of:=[.K10]" office:value-type="date" office:date-value="2021-02-14" calcext:value-type="date">
            <text:p>dom</text:p>
          </table:table-cell>
          <table:table-cell table:style-name="ce19" table:formula="of:=[.L10]" office:value-type="date" office:date-value="2021-02-15" calcext:value-type="date">
            <text:p>lun</text:p>
          </table:table-cell>
          <table:table-cell table:style-name="ce19" table:formula="of:=[.M10]" office:value-type="date" office:date-value="2021-02-16" calcext:value-type="date">
            <text:p>mar</text:p>
          </table:table-cell>
          <table:table-cell table:style-name="ce4" table:formula="of:=[.N10]" office:value-type="date" office:date-value="2021-02-17" calcext:value-type="date">
            <text:p>mié</text:p>
          </table:table-cell>
          <table:table-cell table:style-name="ce4" table:formula="of:=[.O10]" office:value-type="date" office:date-value="2021-02-18" calcext:value-type="date">
            <text:p>jue</text:p>
          </table:table-cell>
        </table:table-row>
        <table:table-row table:style-name="ro2">
          <table:table-cell table:style-name="ce27" table:formula="of:=[.O4]+1" office:value-type="date" office:date-value="2021-01-22" calcext:value-type="date">
            <text:p>22/ene</text:p>
          </table:table-cell>
          <table:table-cell table:style-name="ce27" table:formula="of:=[.A10]+1" office:value-type="date" office:date-value="2021-01-23" calcext:value-type="date">
            <text:p>23/ene</text:p>
          </table:table-cell>
          <table:table-cell table:style-name="ce27" table:formula="of:=[.B10]+1" office:value-type="date" office:date-value="2021-01-24" calcext:value-type="date">
            <text:p>24/ene</text:p>
          </table:table-cell>
          <table:table-cell table:style-name="ce27" table:formula="of:=[.C10]+1" office:value-type="date" office:date-value="2021-01-25" calcext:value-type="date">
            <text:p>25/ene</text:p>
          </table:table-cell>
          <table:table-cell table:style-name="ce27" table:formula="of:=[.D10]+1" office:value-type="date" office:date-value="2021-01-26" calcext:value-type="date">
            <text:p>26/ene</text:p>
          </table:table-cell>
          <table:table-cell table:style-name="ce27" table:formula="of:=[.E10]+1" office:value-type="date" office:date-value="2021-01-27" calcext:value-type="date">
            <text:p>27/ene</text:p>
          </table:table-cell>
          <table:table-cell table:style-name="ce27" table:formula="of:=[.F10]+1" office:value-type="date" office:date-value="2021-01-28" calcext:value-type="date">
            <text:p>28/ene</text:p>
          </table:table-cell>
          <table:table-cell table:style-name="ce7"/>
          <table:table-cell table:style-name="ce27" table:formula="of:=[.G12]+1" office:value-type="date" office:date-value="2021-02-12" calcext:value-type="date">
            <text:p>12/feb</text:p>
          </table:table-cell>
          <table:table-cell table:style-name="ce27" table:formula="of:=[.I10]+1" office:value-type="date" office:date-value="2021-02-13" calcext:value-type="date">
            <text:p>13/feb</text:p>
          </table:table-cell>
          <table:table-cell table:style-name="ce27" table:formula="of:=[.J10]+1" office:value-type="date" office:date-value="2021-02-14" calcext:value-type="date">
            <text:p>14/feb</text:p>
          </table:table-cell>
          <table:table-cell table:style-name="ce27" table:formula="of:=[.K10]+1" office:value-type="date" office:date-value="2021-02-15" calcext:value-type="date">
            <text:p>15/feb</text:p>
          </table:table-cell>
          <table:table-cell table:style-name="ce27" table:formula="of:=[.L10]+1" office:value-type="date" office:date-value="2021-02-16" calcext:value-type="date">
            <text:p>16/feb</text:p>
          </table:table-cell>
          <table:table-cell table:style-name="ce27" table:formula="of:=[.M10]+1" office:value-type="date" office:date-value="2021-02-17" calcext:value-type="date">
            <text:p>17/feb</text:p>
          </table:table-cell>
          <table:table-cell table:style-name="ce27" table:formula="of:=[.N10]+1" office:value-type="date" office:date-value="2021-02-18" calcext:value-type="date">
            <text:p>18/feb</text:p>
          </table:table-cell>
        </table:table-row>
        <table:table-row table:style-name="ro2">
          <table:table-cell table:style-name="ce27" table:formula="of:=[.A10]+7" office:value-type="date" office:date-value="2021-01-29" calcext:value-type="date">
            <text:p>29/ene</text:p>
          </table:table-cell>
          <table:table-cell table:style-name="ce27" table:formula="of:=[.B10]+7" office:value-type="date" office:date-value="2021-01-30" calcext:value-type="date">
            <text:p>30/ene</text:p>
          </table:table-cell>
          <table:table-cell table:style-name="ce27" table:formula="of:=[.C10]+7" office:value-type="date" office:date-value="2021-01-31" calcext:value-type="date">
            <text:p>31/ene</text:p>
          </table:table-cell>
          <table:table-cell table:style-name="ce27" table:formula="of:=[.D10]+7" office:value-type="date" office:date-value="2021-02-01" calcext:value-type="date">
            <text:p>01/feb</text:p>
          </table:table-cell>
          <table:table-cell table:style-name="ce27" table:formula="of:=[.E10]+7" office:value-type="date" office:date-value="2021-02-02" calcext:value-type="date">
            <text:p>02/feb</text:p>
          </table:table-cell>
          <table:table-cell table:style-name="ce27" table:formula="of:=[.F10]+7" office:value-type="date" office:date-value="2021-02-03" calcext:value-type="date">
            <text:p>03/feb</text:p>
          </table:table-cell>
          <table:table-cell table:style-name="ce27" table:formula="of:=[.G10]+7" office:value-type="date" office:date-value="2021-02-04" calcext:value-type="date">
            <text:p>04/feb</text:p>
          </table:table-cell>
          <table:table-cell table:style-name="ce7"/>
          <table:table-cell table:style-name="ce27" table:formula="of:=[.I10]+7" office:value-type="date" office:date-value="2021-02-19" calcext:value-type="date">
            <text:p>19/feb</text:p>
          </table:table-cell>
          <table:table-cell table:style-name="ce27" table:formula="of:=[.J10]+7" office:value-type="date" office:date-value="2021-02-20" calcext:value-type="date">
            <text:p>20/feb</text:p>
          </table:table-cell>
          <table:table-cell table:style-name="ce27" table:formula="of:=[.K10]+7" office:value-type="date" office:date-value="2021-02-21" calcext:value-type="date">
            <text:p>21/feb</text:p>
          </table:table-cell>
          <table:table-cell table:style-name="ce27" table:formula="of:=[.L10]+7" office:value-type="date" office:date-value="2021-02-22" calcext:value-type="date">
            <text:p>22/feb</text:p>
          </table:table-cell>
          <table:table-cell table:style-name="ce27" table:formula="of:=[.M10]+7" office:value-type="date" office:date-value="2021-02-23" calcext:value-type="date">
            <text:p>23/feb</text:p>
          </table:table-cell>
          <table:table-cell table:style-name="ce27" table:formula="of:=[.N10]+7" office:value-type="date" office:date-value="2021-02-24" calcext:value-type="date">
            <text:p>24/feb</text:p>
          </table:table-cell>
          <table:table-cell table:style-name="ce27" table:formula="of:=[.O10]+7" office:value-type="date" office:date-value="2021-02-25" calcext:value-type="date">
            <text:p>25/feb</text:p>
          </table:table-cell>
        </table:table-row>
        <table:table-row table:style-name="ro2">
          <table:table-cell table:style-name="ce27" table:formula="of:=[.A11]+7" office:value-type="date" office:date-value="2021-02-05" calcext:value-type="date">
            <text:p>05/feb</text:p>
          </table:table-cell>
          <table:table-cell table:style-name="ce27" table:formula="of:=[.B11]+7" office:value-type="date" office:date-value="2021-02-06" calcext:value-type="date">
            <text:p>06/feb</text:p>
          </table:table-cell>
          <table:table-cell table:style-name="ce27" table:formula="of:=[.C11]+7" office:value-type="date" office:date-value="2021-02-07" calcext:value-type="date">
            <text:p>07/feb</text:p>
          </table:table-cell>
          <table:table-cell table:style-name="ce27" table:formula="of:=[.D11]+7" office:value-type="date" office:date-value="2021-02-08" calcext:value-type="date">
            <text:p>08/feb</text:p>
          </table:table-cell>
          <table:table-cell table:style-name="ce27" table:formula="of:=[.E11]+7" office:value-type="date" office:date-value="2021-02-09" calcext:value-type="date">
            <text:p>09/feb</text:p>
          </table:table-cell>
          <table:table-cell table:style-name="ce27" table:formula="of:=[.F11]+7" office:value-type="date" office:date-value="2021-02-10" calcext:value-type="date">
            <text:p>10/feb</text:p>
          </table:table-cell>
          <table:table-cell table:style-name="ce27" table:formula="of:=[.G11]+7" office:value-type="date" office:date-value="2021-02-11" calcext:value-type="date">
            <text:p>11/feb</text:p>
          </table:table-cell>
          <table:table-cell table:style-name="ce7"/>
          <table:table-cell table:style-name="ce27" table:formula="of:=[.I11]+7" office:value-type="date" office:date-value="2021-02-26" calcext:value-type="date">
            <text:p>26/feb</text:p>
          </table:table-cell>
          <table:table-cell table:style-name="ce27" table:formula="of:=[.J11]+7" office:value-type="date" office:date-value="2021-02-27" calcext:value-type="date">
            <text:p>27/feb</text:p>
          </table:table-cell>
          <table:table-cell table:style-name="ce27" table:formula="of:=[.K11]+7" office:value-type="date" office:date-value="2021-02-28" calcext:value-type="date">
            <text:p>28/feb</text:p>
          </table:table-cell>
          <table:table-cell table:style-name="ce27" table:formula="of:=[.L11]+7" office:value-type="date" office:date-value="2021-03-01" calcext:value-type="date">
            <text:p>01/mar</text:p>
          </table:table-cell>
          <table:table-cell table:style-name="ce27" table:formula="of:=[.M11]+7" office:value-type="date" office:date-value="2021-03-02" calcext:value-type="date">
            <text:p>02/mar</text:p>
          </table:table-cell>
          <table:table-cell table:style-name="ce27" table:formula="of:=[.N11]+7" office:value-type="date" office:date-value="2021-03-03" calcext:value-type="date">
            <text:p>03/mar</text:p>
          </table:table-cell>
          <table:table-cell table:style-name="ce27" table:formula="of:=[.O11]+7" office:value-type="date" office:date-value="2021-03-04" calcext:value-type="date">
            <text:p>04/mar</text:p>
          </table:table-cell>
        </table:table-row>
        <table:table-row table:style-name="ro1">
          <table:table-cell table:style-name="ce19" table:formula="of:=[.A14]" office:value-type="date" office:date-value="2021-04-16" calcext:value-type="date">
            <text:p>vie</text:p>
          </table:table-cell>
          <table:table-cell table:style-name="ce19" table:formula="of:=[.B14]" office:value-type="date" office:date-value="2021-04-17" calcext:value-type="date">
            <text:p>sáb</text:p>
          </table:table-cell>
          <table:table-cell table:style-name="ce19" table:formula="of:=[.C14]" office:value-type="date" office:date-value="2021-04-18" calcext:value-type="date">
            <text:p>dom</text:p>
          </table:table-cell>
          <table:table-cell table:style-name="ce19" table:formula="of:=[.D14]" office:value-type="date" office:date-value="2021-04-19" calcext:value-type="date">
            <text:p>lun</text:p>
          </table:table-cell>
          <table:table-cell table:style-name="ce19" table:formula="of:=[.E14]" office:value-type="date" office:date-value="2021-04-20" calcext:value-type="date">
            <text:p>mar</text:p>
          </table:table-cell>
          <table:table-cell table:style-name="ce4" table:formula="of:=[.F14]" office:value-type="date" office:date-value="2021-04-21" calcext:value-type="date">
            <text:p>mié</text:p>
          </table:table-cell>
          <table:table-cell table:style-name="ce4" table:formula="of:=[.G14]" office:value-type="date" office:date-value="2021-04-22" calcext:value-type="date">
            <text:p>jue</text:p>
          </table:table-cell>
          <table:table-cell table:style-name="ce6"/>
          <table:table-cell table:style-name="ce19" table:formula="of:=[.I14]" office:value-type="date" office:date-value="2021-05-07" calcext:value-type="date">
            <text:p>vie</text:p>
          </table:table-cell>
          <table:table-cell table:style-name="ce19" table:formula="of:=[.J14]" office:value-type="date" office:date-value="2021-05-08" calcext:value-type="date">
            <text:p>sáb</text:p>
          </table:table-cell>
          <table:table-cell table:style-name="ce19" table:formula="of:=[.K14]" office:value-type="date" office:date-value="2021-05-09" calcext:value-type="date">
            <text:p>dom</text:p>
          </table:table-cell>
          <table:table-cell table:style-name="ce19" table:formula="of:=[.L14]" office:value-type="date" office:date-value="2021-05-10" calcext:value-type="date">
            <text:p>lun</text:p>
          </table:table-cell>
          <table:table-cell table:style-name="ce19" table:formula="of:=[.M14]" office:value-type="date" office:date-value="2021-05-11" calcext:value-type="date">
            <text:p>mar</text:p>
          </table:table-cell>
          <table:table-cell table:style-name="ce4" table:formula="of:=[.N14]" office:value-type="date" office:date-value="2021-05-12" calcext:value-type="date">
            <text:p>mié</text:p>
          </table:table-cell>
          <table:table-cell table:style-name="ce4" table:formula="of:=[.O14]" office:value-type="date" office:date-value="2021-05-13" calcext:value-type="date">
            <text:p>jue</text:p>
          </table:table-cell>
        </table:table-row>
        <table:table-row table:style-name="ro2">
          <table:table-cell table:style-name="ce27" table:formula="of:=[.O8]+1" office:value-type="date" office:date-value="2021-04-16" calcext:value-type="date">
            <text:p>16/abr</text:p>
          </table:table-cell>
          <table:table-cell table:style-name="ce27" table:formula="of:=[.A14]+1" office:value-type="date" office:date-value="2021-04-17" calcext:value-type="date">
            <text:p>17/abr</text:p>
          </table:table-cell>
          <table:table-cell table:style-name="ce27" table:formula="of:=[.B14]+1" office:value-type="date" office:date-value="2021-04-18" calcext:value-type="date">
            <text:p>18/abr</text:p>
          </table:table-cell>
          <table:table-cell table:style-name="ce27" table:formula="of:=[.C14]+1" office:value-type="date" office:date-value="2021-04-19" calcext:value-type="date">
            <text:p>19/abr</text:p>
          </table:table-cell>
          <table:table-cell table:style-name="ce27" table:formula="of:=[.D14]+1" office:value-type="date" office:date-value="2021-04-20" calcext:value-type="date">
            <text:p>20/abr</text:p>
          </table:table-cell>
          <table:table-cell table:style-name="ce27" table:formula="of:=[.E14]+1" office:value-type="date" office:date-value="2021-04-21" calcext:value-type="date">
            <text:p>21/abr</text:p>
          </table:table-cell>
          <table:table-cell table:style-name="ce27" table:formula="of:=[.F14]+1" office:value-type="date" office:date-value="2021-04-22" calcext:value-type="date">
            <text:p>22/abr</text:p>
          </table:table-cell>
          <table:table-cell table:style-name="ce7"/>
          <table:table-cell table:style-name="ce27" table:formula="of:=[.G16]+1" office:value-type="date" office:date-value="2021-05-07" calcext:value-type="date">
            <text:p>07/may</text:p>
          </table:table-cell>
          <table:table-cell table:style-name="ce27" table:formula="of:=[.I14]+1" office:value-type="date" office:date-value="2021-05-08" calcext:value-type="date">
            <text:p>08/may</text:p>
          </table:table-cell>
          <table:table-cell table:style-name="ce27" table:formula="of:=[.J14]+1" office:value-type="date" office:date-value="2021-05-09" calcext:value-type="date">
            <text:p>09/may</text:p>
          </table:table-cell>
          <table:table-cell table:style-name="ce27" table:formula="of:=[.K14]+1" office:value-type="date" office:date-value="2021-05-10" calcext:value-type="date">
            <text:p>10/may</text:p>
          </table:table-cell>
          <table:table-cell table:style-name="ce27" table:formula="of:=[.L14]+1" office:value-type="date" office:date-value="2021-05-11" calcext:value-type="date">
            <text:p>11/may</text:p>
          </table:table-cell>
          <table:table-cell table:style-name="ce27" table:formula="of:=[.M14]+1" office:value-type="date" office:date-value="2021-05-12" calcext:value-type="date">
            <text:p>12/may</text:p>
          </table:table-cell>
          <table:table-cell table:style-name="ce27" table:formula="of:=[.N14]+1" office:value-type="date" office:date-value="2021-05-13" calcext:value-type="date">
            <text:p>13/may</text:p>
          </table:table-cell>
        </table:table-row>
        <table:table-row table:style-name="ro2">
          <table:table-cell table:style-name="ce27" table:formula="of:=[.A14]+7" office:value-type="date" office:date-value="2021-04-23" calcext:value-type="date">
            <text:p>23/abr</text:p>
          </table:table-cell>
          <table:table-cell table:style-name="ce27" table:formula="of:=[.B14]+7" office:value-type="date" office:date-value="2021-04-24" calcext:value-type="date">
            <text:p>24/abr</text:p>
          </table:table-cell>
          <table:table-cell table:style-name="ce27" table:formula="of:=[.C14]+7" office:value-type="date" office:date-value="2021-04-25" calcext:value-type="date">
            <text:p>25/abr</text:p>
          </table:table-cell>
          <table:table-cell table:style-name="ce27" table:formula="of:=[.D14]+7" office:value-type="date" office:date-value="2021-04-26" calcext:value-type="date">
            <text:p>26/abr</text:p>
          </table:table-cell>
          <table:table-cell table:style-name="ce27" table:formula="of:=[.E14]+7" office:value-type="date" office:date-value="2021-04-27" calcext:value-type="date">
            <text:p>27/abr</text:p>
          </table:table-cell>
          <table:table-cell table:style-name="ce27" table:formula="of:=[.F14]+7" office:value-type="date" office:date-value="2021-04-28" calcext:value-type="date">
            <text:p>28/abr</text:p>
          </table:table-cell>
          <table:table-cell table:style-name="ce27" table:formula="of:=[.G14]+7" office:value-type="date" office:date-value="2021-04-29" calcext:value-type="date">
            <text:p>29/abr</text:p>
          </table:table-cell>
          <table:table-cell table:style-name="ce7"/>
          <table:table-cell table:style-name="ce27" table:formula="of:=[.I14]+7" office:value-type="date" office:date-value="2021-05-14" calcext:value-type="date">
            <text:p>14/may</text:p>
          </table:table-cell>
          <table:table-cell table:style-name="ce27" table:formula="of:=[.J14]+7" office:value-type="date" office:date-value="2021-05-15" calcext:value-type="date">
            <text:p>15/may</text:p>
          </table:table-cell>
          <table:table-cell table:style-name="ce27" table:formula="of:=[.K14]+7" office:value-type="date" office:date-value="2021-05-16" calcext:value-type="date">
            <text:p>16/may</text:p>
          </table:table-cell>
          <table:table-cell table:style-name="ce27" table:formula="of:=[.L14]+7" office:value-type="date" office:date-value="2021-05-17" calcext:value-type="date">
            <text:p>17/may</text:p>
          </table:table-cell>
          <table:table-cell table:style-name="ce27" table:formula="of:=[.M14]+7" office:value-type="date" office:date-value="2021-05-18" calcext:value-type="date">
            <text:p>18/may</text:p>
          </table:table-cell>
          <table:table-cell table:style-name="ce27" table:formula="of:=[.N14]+7" office:value-type="date" office:date-value="2021-05-19" calcext:value-type="date">
            <text:p>19/may</text:p>
          </table:table-cell>
          <table:table-cell table:style-name="ce27" table:formula="of:=[.O14]+7" office:value-type="date" office:date-value="2021-05-20" calcext:value-type="date">
            <text:p>20/may</text:p>
          </table:table-cell>
        </table:table-row>
        <table:table-row table:style-name="ro2">
          <table:table-cell table:style-name="ce27" table:formula="of:=[.A15]+7" office:value-type="date" office:date-value="2021-04-30" calcext:value-type="date">
            <text:p>30/abr</text:p>
          </table:table-cell>
          <table:table-cell table:style-name="ce27" table:formula="of:=[.B15]+7" office:value-type="date" office:date-value="2021-05-01" calcext:value-type="date">
            <text:p>01/may</text:p>
          </table:table-cell>
          <table:table-cell table:style-name="ce27" table:formula="of:=[.C15]+7" office:value-type="date" office:date-value="2021-05-02" calcext:value-type="date">
            <text:p>02/may</text:p>
          </table:table-cell>
          <table:table-cell table:style-name="ce27" table:formula="of:=[.D15]+7" office:value-type="date" office:date-value="2021-05-03" calcext:value-type="date">
            <text:p>03/may</text:p>
          </table:table-cell>
          <table:table-cell table:style-name="ce27" table:formula="of:=[.E15]+7" office:value-type="date" office:date-value="2021-05-04" calcext:value-type="date">
            <text:p>04/may</text:p>
          </table:table-cell>
          <table:table-cell table:style-name="ce27" table:formula="of:=[.F15]+7" office:value-type="date" office:date-value="2021-05-05" calcext:value-type="date">
            <text:p>05/may</text:p>
          </table:table-cell>
          <table:table-cell table:style-name="ce27" table:formula="of:=[.G15]+7" office:value-type="date" office:date-value="2021-05-06" calcext:value-type="date">
            <text:p>06/may</text:p>
          </table:table-cell>
          <table:table-cell table:style-name="ce7"/>
          <table:table-cell table:style-name="ce27" table:formula="of:=[.I15]+7" office:value-type="date" office:date-value="2021-05-21" calcext:value-type="date">
            <text:p>21/may</text:p>
          </table:table-cell>
          <table:table-cell table:style-name="ce27" table:formula="of:=[.J15]+7" office:value-type="date" office:date-value="2021-05-22" calcext:value-type="date">
            <text:p>22/may</text:p>
          </table:table-cell>
          <table:table-cell table:style-name="ce27" table:formula="of:=[.K15]+7" office:value-type="date" office:date-value="2021-05-23" calcext:value-type="date">
            <text:p>23/may</text:p>
          </table:table-cell>
          <table:table-cell table:style-name="ce27" table:formula="of:=[.L15]+7" office:value-type="date" office:date-value="2021-05-24" calcext:value-type="date">
            <text:p>24/may</text:p>
          </table:table-cell>
          <table:table-cell table:style-name="ce27" table:formula="of:=[.M15]+7" office:value-type="date" office:date-value="2021-05-25" calcext:value-type="date">
            <text:p>25/may</text:p>
          </table:table-cell>
          <table:table-cell table:style-name="ce27" table:formula="of:=[.N15]+7" office:value-type="date" office:date-value="2021-05-26" calcext:value-type="date">
            <text:p>26/may</text:p>
          </table:table-cell>
          <table:table-cell table:style-name="ce27" table:formula="of:=[.O15]+7" office:value-type="date" office:date-value="2021-05-27" calcext:value-type="date">
            <text:p>27/may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date-style style:name="N133" number:title="User-defined">
      <number:day number:style="long"/>
      <number:text>/</number:text>
      <number:month number:style="long"/>
      <number:text>/</number:text>
      <number:year/>
    </number:date-style>
    <number:number-style style:name="N134">
      <number:number number:decimal-places="1" loext:min-decimal-places="1" number:min-integer-digits="1" number:grouping="true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AR">
      <number:day-of-week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21.001cm" fo:page-height="29.7cm" style:num-format="1" style:print-orientation="portrait" fo:margin-top="0.415cm" fo:margin-bottom="0.122cm" fo:margin-left="0.199cm" fo:margin-right="0.1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9:40:15.64529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3-05-28T22:39:12</meta:creation-date>
    <dc:date>2021-05-21T21:29:41.186583264</dc:date>
    <meta:editing-duration>P1DT3H44M2S</meta:editing-duration>
    <meta:editing-cycles>283</meta:editing-cycles>
    <meta:generator>LibreOffice/6.4.0.3$Linux_X86_64 LibreOffice_project/b0a288ab3d2d4774cb44b62f04d5d28733ac6df8</meta:generator>
    <meta:document-statistic meta:table-count="2" meta:cell-count="672" meta:object-count="0"/>
  </office:meta>
</office:document-meta>
</file>